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2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0.3839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654in"/>
    </style:style>
    <style:style style:name="co7" style:family="table-column">
      <style:table-column-properties fo:break-before="auto" style:column-width="1.7717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0.2091in"/>
    </style:style>
    <style:style style:name="co10" style:family="table-column">
      <style:table-column-properties fo:break-before="auto" style:column-width="0.2965in"/>
    </style:style>
    <style:style style:name="co11" style:family="table-column">
      <style:table-column-properties fo:break-before="auto" style:column-width="0.1984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6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>
            <text:p><text:s text:c="3"/>MAPTILE_RAMPSPACE,</text:p>
          </table:table-cell>
          <table:table-cell office:value-type="string">
            <text:p>$TILE_TYPES[</text:p>
          </table:table-cell>
          <table:table-cell office:value-type="float" office:value="1">
            <text:p>1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SPACE,</text:p>
          </table:table-cell>
        </table:table-row>
        <table:table-row table:style-name="ro1">
          <table:table-cell office:value-type="string">
            <text:p><text:s text:c="3"/>MAPTILE_POOL,</text:p>
          </table:table-cell>
          <table:table-cell office:value-type="string">
            <text:p>$TILE_TYPES[</text:p>
          </table:table-cell>
          <table:table-cell office:value-type="float" office:value="2">
            <text:p>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poo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POOL,</text:p>
          </table:table-cell>
        </table:table-row>
        <table:table-row table:style-name="ro1">
          <table:table-cell office:value-type="string">
            <text:p><text:s text:c="3"/>MAPTILE_DRIFTWOOD_STACK,</text:p>
          </table:table-cell>
          <table:table-cell office:value-type="string">
            <text:p>$TILE_TYPES[</text:p>
          </table:table-cell>
          <table:table-cell office:value-type="float" office:value="19">
            <text:p>1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DRIFTWOOD_STACK,</text:p>
          </table:table-cell>
        </table:table-row>
        <table:table-row table:style-name="ro1">
          <table:table-cell office:value-type="string">
            <text:p><text:s text:c="3"/>MAPTILE_TREE,</text:p>
          </table:table-cell>
          <table:table-cell office:value-type="string">
            <text:p>$TILE_TYPES[</text:p>
          </table:table-cell>
          <table:table-cell office:value-type="float" office:value="24">
            <text:p>24</text:p>
          </table:table-cell>
          <table:table-cell office:value-type="string">
            <text:p>] = [</text:p>
          </table:table-cell>
          <table:table-cell office:value-type="string">
            <text:p>TREE</text:p>
          </table:table-cell>
          <table:table-cell office:value-type="string">
            <text:p>,</text:p>
          </table:table-cell>
          <table:table-cell office:value-type="string">
            <text:p>tre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TREE,</text:p>
          </table:table-cell>
        </table:table-row>
        <table:table-row table:style-name="ro1">
          <table:table-cell office:value-type="string">
            <text:p><text:s text:c="3"/>MAPTILE_STAIR_UPDOWN_FROZEN_LIQUID,</text:p>
          </table:table-cell>
          <table:table-cell office:value-type="string">
            <text:p>$TILE_TYPES[</text:p>
          </table:table-cell>
          <table:table-cell office:value-type="float" office:value="25">
            <text:p>25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FROZEN_LIQUID,</text:p>
          </table:table-cell>
        </table:table-row>
        <table:table-row table:style-name="ro1">
          <table:table-cell office:value-type="string">
            <text:p><text:s text:c="3"/>MAPTILE_STAIR_DOWN_FROZEN_LIQUID,</text:p>
          </table:table-cell>
          <table:table-cell office:value-type="string">
            <text:p>$TILE_TYPES[</text:p>
          </table:table-cell>
          <table:table-cell office:value-type="float" office:value="26">
            <text:p>26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FROZEN_LIQUID,</text:p>
          </table:table-cell>
        </table:table-row>
        <table:table-row table:style-name="ro1">
          <table:table-cell office:value-type="string">
            <text:p><text:s text:c="3"/>MAPTILE_STAIR_UP_FROZEN_LIQUID,</text:p>
          </table:table-cell>
          <table:table-cell office:value-type="string">
            <text:p>$TILE_TYPES[</text:p>
          </table:table-cell>
          <table:table-cell office:value-type="float" office:value="27">
            <text:p>27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FROZEN_LIQUID,</text:p>
          </table:table-cell>
        </table:table-row>
        <table:table-row table:style-name="ro1">
          <table:table-cell office:value-type="string">
            <text:p><text:s text:c="3"/>MAPTILE_AIR,</text:p>
          </table:table-cell>
          <table:table-cell office:value-type="string">
            <text:p>$TILE_TYPES[</text:p>
          </table:table-cell>
          <table:table-cell office:value-type="float" office:value="32">
            <text:p>32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IR,</text:p>
          </table:table-cell>
        </table:table-row>
        <table:table-row table:style-name="ro1">
          <table:table-cell office:value-type="string">
            <text:p><text:s text:c="3"/>MAPTILE_SHRUB,</text:p>
          </table:table-cell>
          <table:table-cell office:value-type="string">
            <text:p>$TILE_TYPES[</text:p>
          </table:table-cell>
          <table:table-cell office:value-type="float" office:value="34">
            <text:p>34</text:p>
          </table:table-cell>
          <table:table-cell office:value-type="string">
            <text:p>] = [</text:p>
          </table:table-cell>
          <table:table-cell office:value-type="string">
            <text:p>SHRUB</text:p>
          </table:table-cell>
          <table:table-cell office:value-type="string">
            <text:p>,</text:p>
          </table:table-cell>
          <table:table-cell office:value-type="string">
            <text:p>shrub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HRUB,</text:p>
          </table:table-cell>
        </table:table-row>
        <table:table-row table:style-name="ro1">
          <table:table-cell office:value-type="string">
            <text:p><text:s text:c="3"/>MAPTILE_CHASM,</text:p>
          </table:table-cell>
          <table:table-cell office:value-type="string">
            <text:p>$TILE_TYPES[</text:p>
          </table:table-cell>
          <table:table-cell office:value-type="float" office:value="35">
            <text:p>35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HASM,</text:p>
          </table:table-cell>
        </table:table-row>
        <table:table-row table:style-name="ro1">
          <table:table-cell office:value-type="string">
            <text:p><text:s text:c="3"/>MAPTILE_STAIR_UPDOWN_LAVASTONE,</text:p>
          </table:table-cell>
          <table:table-cell office:value-type="string">
            <text:p>$TILE_TYPES[</text:p>
          </table:table-cell>
          <table:table-cell office:value-type="float" office:value="36">
            <text:p>36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LAVASTONE,</text:p>
          </table:table-cell>
        </table:table-row>
        <table:table-row table:style-name="ro1">
          <table:table-cell office:value-type="string">
            <text:p><text:s text:c="3"/>MAPTILE_STAIR_DOWN_LAVASTONE,</text:p>
          </table:table-cell>
          <table:table-cell office:value-type="string">
            <text:p>$TILE_TYPES[</text:p>
          </table:table-cell>
          <table:table-cell office:value-type="float" office:value="37">
            <text:p>37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LAVASTONE,</text:p>
          </table:table-cell>
        </table:table-row>
        <table:table-row table:style-name="ro1">
          <table:table-cell office:value-type="string">
            <text:p><text:s text:c="3"/>MAPTILE_STAIR_UP_LAVASTONE,</text:p>
          </table:table-cell>
          <table:table-cell office:value-type="string">
            <text:p>$TILE_TYPES[</text:p>
          </table:table-cell>
          <table:table-cell office:value-type="float" office:value="38">
            <text:p>38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LAVASTONE,</text:p>
          </table:table-cell>
        </table:table-row>
        <table:table-row table:style-name="ro1">
          <table:table-cell office:value-type="string">
            <text:p><text:s text:c="3"/>MAPTILE_STAIR_UPDOWN_SOIL,</text:p>
          </table:table-cell>
          <table:table-cell office:value-type="string">
            <text:p>$TILE_TYPES[</text:p>
          </table:table-cell>
          <table:table-cell office:value-type="float" office:value="39">
            <text:p>39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SOIL,</text:p>
          </table:table-cell>
        </table:table-row>
        <table:table-row table:style-name="ro1">
          <table:table-cell office:value-type="string">
            <text:p><text:s text:c="3"/>MAPTILE_STAIR_DOWN_SOIL,</text:p>
          </table:table-cell>
          <table:table-cell office:value-type="string">
            <text:p>$TILE_TYPES[</text:p>
          </table:table-cell>
          <table:table-cell office:value-type="float" office:value="40">
            <text:p>40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SOIL,</text:p>
          </table:table-cell>
        </table:table-row>
        <table:table-row table:style-name="ro1">
          <table:table-cell office:value-type="string">
            <text:p><text:s text:c="3"/>MAPTILE_STAIR_UP_SOIL,</text:p>
          </table:table-cell>
          <table:table-cell office:value-type="string">
            <text:p>$TILE_TYPES[</text:p>
          </table:table-cell>
          <table:table-cell office:value-type="float" office:value="41">
            <text:p>41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SOIL,</text:p>
          </table:table-cell>
        </table:table-row>
        <table:table-row table:style-name="ro1">
          <table:table-cell office:value-type="string">
            <text:p><text:s text:c="3"/>MAPTILE_EERIE_PIT,</text:p>
          </table:table-cell>
          <table:table-cell office:value-type="string">
            <text:p>$TILE_TYPES[</text:p>
          </table:table-cell>
          <table:table-cell office:value-type="float" office:value="42">
            <text:p>42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EERIE_PIT,</text:p>
          </table:table-cell>
        </table:table-row>
        <table:table-row table:style-name="ro1">
          <table:table-cell office:value-type="string">
            <text:p><text:s text:c="3"/>MAPTILE_STONE_FLOOR_DETAILED,</text:p>
          </table:table-cell>
          <table:table-cell office:value-type="string">
            <text:p>$TILE_TYPES[</text:p>
          </table:table-cell>
          <table:table-cell office:value-type="float" office:value="43">
            <text:p>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_detailed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_DETAILED,</text:p>
          </table:table-cell>
        </table:table-row>
        <table:table-row table:style-name="ro1">
          <table:table-cell office:value-type="string">
            <text:p><text:s text:c="3"/>MAPTILE_LAVASTONE_FLOOR_DETAILED,</text:p>
          </table:table-cell>
          <table:table-cell office:value-type="string">
            <text:p>$TILE_TYPES[</text:p>
          </table:table-cell>
          <table:table-cell office:value-type="float" office:value="44">
            <text:p>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_DETAILED,</text:p>
          </table:table-cell>
        </table:table-row>
        <table:table-row table:style-name="ro1">
          <table:table-cell office:value-type="string">
            <text:p><text:s text:c="3"/>MAPTILE_FEATSTONE_FLOOR_DETAILED,</text:p>
          </table:table-cell>
          <table:table-cell office:value-type="string">
            <text:p>$TILE_TYPES[</text:p>
          </table:table-cell>
          <table:table-cell office:value-type="float" office:value="45">
            <text:p>4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_DETAILED,</text:p>
          </table:table-cell>
        </table:table-row>
        <table:table-row table:style-name="ro1">
          <table:table-cell office:value-type="string">
            <text:p><text:s text:c="3"/>MAPTILE_MINSTONE_FLOOR_DETAILED,</text:p>
          </table:table-cell>
          <table:table-cell office:value-type="string">
            <text:p>$TILE_TYPES[</text:p>
          </table:table-cell>
          <table:table-cell office:value-type="float" office:value="46">
            <text:p>4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_DETAILED,</text:p>
          </table:table-cell>
        </table:table-row>
        <table:table-row table:style-name="ro1">
          <table:table-cell office:value-type="string">
            <text:p><text:s text:c="3"/>MAPTILE_FROZEN_LIQUID_FLOOR_DETAILED,</text:p>
          </table:table-cell>
          <table:table-cell office:value-type="string">
            <text:p>$TILE_TYPES[</text:p>
          </table:table-cell>
          <table:table-cell office:value-type="float" office:value="47">
            <text:p>4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FLOOR_DETAILED,</text:p>
          </table:table-cell>
        </table:table-row>
        <table:table-row table:style-name="ro1">
          <table:table-cell office:value-type="string">
            <text:p><text:s text:c="3"/>MAPTILE_STAIR_UPDOWN_GRASS1,</text:p>
          </table:table-cell>
          <table:table-cell office:value-type="string">
            <text:p>$TILE_TYPES[</text:p>
          </table:table-cell>
          <table:table-cell office:value-type="float" office:value="49">
            <text:p>49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GRASS1,</text:p>
          </table:table-cell>
        </table:table-row>
        <table:table-row table:style-name="ro1">
          <table:table-cell office:value-type="string">
            <text:p><text:s text:c="3"/>MAPTILE_STAIR_DOWN_GRASS1,//50</text:p>
          </table:table-cell>
          <table:table-cell office:value-type="string">
            <text:p>$TILE_TYPES[</text:p>
          </table:table-cell>
          <table:table-cell office:value-type="float" office:value="50">
            <text:p>50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GRASS1,//50</text:p>
          </table:table-cell>
        </table:table-row>
        <table:table-row table:style-name="ro1">
          <table:table-cell office:value-type="string">
            <text:p><text:s text:c="3"/>MAPTILE_STAIR_UP_GRASS1,</text:p>
          </table:table-cell>
          <table:table-cell office:value-type="string">
            <text:p>$TILE_TYPES[</text:p>
          </table:table-cell>
          <table:table-cell office:value-type="float" office:value="51">
            <text:p>51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GRASS1,</text:p>
          </table:table-cell>
        </table:table-row>
        <table:table-row table:style-name="ro1">
          <table:table-cell office:value-type="string">
            <text:p><text:s text:c="3"/>MAPTILE_STAIR_UPDOWN_GRASS2,</text:p>
          </table:table-cell>
          <table:table-cell office:value-type="string">
            <text:p>$TILE_TYPES[</text:p>
          </table:table-cell>
          <table:table-cell office:value-type="float" office:value="52">
            <text:p>52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GRASS2,</text:p>
          </table:table-cell>
        </table:table-row>
        <table:table-row table:style-name="ro1">
          <table:table-cell office:value-type="string">
            <text:p><text:s text:c="3"/>MAPTILE_STAIR_DOWN_GRASS2,</text:p>
          </table:table-cell>
          <table:table-cell office:value-type="string">
            <text:p>$TILE_TYPES[</text:p>
          </table:table-cell>
          <table:table-cell office:value-type="float" office:value="53">
            <text:p>53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GRASS2,</text:p>
          </table:table-cell>
        </table:table-row>
        <table:table-row table:style-name="ro1">
          <table:table-cell office:value-type="string">
            <text:p><text:s text:c="3"/>MAPTILE_STAIR_UP_GRASS2,</text:p>
          </table:table-cell>
          <table:table-cell office:value-type="string">
            <text:p>$TILE_TYPES[</text:p>
          </table:table-cell>
          <table:table-cell office:value-type="float" office:value="54">
            <text:p>54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GRASS2,</text:p>
          </table:table-cell>
        </table:table-row>
        <table:table-row table:style-name="ro1">
          <table:table-cell office:value-type="string">
            <text:p><text:s text:c="3"/>MAPTILE_STAIR_UPDOWN_STONE,</text:p>
          </table:table-cell>
          <table:table-cell office:value-type="string">
            <text:p>$TILE_TYPES[</text:p>
          </table:table-cell>
          <table:table-cell office:value-type="float" office:value="55">
            <text:p>55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STONE,</text:p>
          </table:table-cell>
        </table:table-row>
        <table:table-row table:style-name="ro1">
          <table:table-cell office:value-type="string">
            <text:p><text:s text:c="3"/>MAPTILE_STAIR_DOWN_STONE,</text:p>
          </table:table-cell>
          <table:table-cell office:value-type="string">
            <text:p>$TILE_TYPES[</text:p>
          </table:table-cell>
          <table:table-cell office:value-type="float" office:value="56">
            <text:p>56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STONE,</text:p>
          </table:table-cell>
        </table:table-row>
        <table:table-row table:style-name="ro1">
          <table:table-cell office:value-type="string">
            <text:p><text:s text:c="3"/>MAPTILE_STAIR_UP_STONE,</text:p>
          </table:table-cell>
          <table:table-cell office:value-type="string">
            <text:p>$TILE_TYPES[</text:p>
          </table:table-cell>
          <table:table-cell office:value-type="float" office:value="57">
            <text:p>57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STONE,</text:p>
          </table:table-cell>
        </table:table-row>
        <table:table-row table:style-name="ro1">
          <table:table-cell office:value-type="string">
            <text:p><text:s text:c="3"/>MAPTILE_STAIR_UPDOWN_MINSTONE,</text:p>
          </table:table-cell>
          <table:table-cell office:value-type="string">
            <text:p>$TILE_TYPES[</text:p>
          </table:table-cell>
          <table:table-cell office:value-type="float" office:value="58">
            <text:p>58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MINSTONE,</text:p>
          </table:table-cell>
        </table:table-row>
        <table:table-row table:style-name="ro1">
          <table:table-cell office:value-type="string">
            <text:p><text:s text:c="3"/>MAPTILE_STAIR_DOWN_MINSTONE,</text:p>
          </table:table-cell>
          <table:table-cell office:value-type="string">
            <text:p>$TILE_TYPES[</text:p>
          </table:table-cell>
          <table:table-cell office:value-type="float" office:value="59">
            <text:p>59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MINSTONE,</text:p>
          </table:table-cell>
        </table:table-row>
        <table:table-row table:style-name="ro1">
          <table:table-cell office:value-type="string">
            <text:p><text:s text:c="3"/>MAPTILE_STAIR_UP_MINSTONE,</text:p>
          </table:table-cell>
          <table:table-cell office:value-type="string">
            <text:p>$TILE_TYPES[</text:p>
          </table:table-cell>
          <table:table-cell office:value-type="float" office:value="60">
            <text:p>60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MINSTONE,</text:p>
          </table:table-cell>
        </table:table-row>
        <table:table-row table:style-name="ro1">
          <table:table-cell office:value-type="string">
            <text:p><text:s text:c="3"/>MAPTILE_STAIR_UPDOWN_FEATSTONE,</text:p>
          </table:table-cell>
          <table:table-cell office:value-type="string">
            <text:p>$TILE_TYPES[</text:p>
          </table:table-cell>
          <table:table-cell office:value-type="float" office:value="61">
            <text:p>61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FEATSTONE,</text:p>
          </table:table-cell>
        </table:table-row>
        <table:table-row table:style-name="ro1">
          <table:table-cell office:value-type="string">
            <text:p><text:s text:c="3"/>MAPTILE_STAIR_DOWN_FEATSTONE,</text:p>
          </table:table-cell>
          <table:table-cell office:value-type="string">
            <text:p>$TILE_TYPES[</text:p>
          </table:table-cell>
          <table:table-cell office:value-type="float" office:value="62">
            <text:p>62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FEATSTONE,</text:p>
          </table:table-cell>
        </table:table-row>
        <table:table-row table:style-name="ro1">
          <table:table-cell office:value-type="string">
            <text:p><text:s text:c="3"/>MAPTILE_STAIR_UP_FEATSTONE,</text:p>
          </table:table-cell>
          <table:table-cell office:value-type="string">
            <text:p>$TILE_TYPES[</text:p>
          </table:table-cell>
          <table:table-cell office:value-type="float" office:value="63">
            <text:p>63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FEATSTONE,</text:p>
          </table:table-cell>
        </table:table-row>
        <table:table-row table:style-name="ro1">
          <table:table-cell office:value-type="string">
            <text:p><text:s text:c="3"/>MAPTILE_STONE_FORTIFICATION,</text:p>
          </table:table-cell>
          <table:table-cell office:value-type="string">
            <text:p>$TILE_TYPES[</text:p>
          </table:table-cell>
          <table:table-cell office:value-type="float" office:value="65">
            <text:p>65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ORTIFICATION,</text:p>
          </table:table-cell>
        </table:table-row>
        <table:table-row table:style-name="ro1">
          <table:table-cell office:value-type="string">
            <text:p><text:s text:c="3"/>MAPTILE_CAMPFIRE,</text:p>
          </table:table-cell>
          <table:table-cell office:value-type="string">
            <text:p>$TILE_TYPES[</text:p>
          </table:table-cell>
          <table:table-cell office:value-type="float" office:value="67">
            <text:p>6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AMPFIRE,</text:p>
          </table:table-cell>
        </table:table-row>
        <table:table-row table:style-name="ro1">
          <table:table-cell office:value-type="string">
            <text:p><text:s text:c="3"/>MAPTILE_FIRE,</text:p>
          </table:table-cell>
          <table:table-cell office:value-type="string">
            <text:p>$TILE_TYPES[</text:p>
          </table:table-cell>
          <table:table-cell office:value-type="float" office:value="70">
            <text:p>7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IRE,</text:p>
          </table:table-cell>
        </table:table-row>
        <table:table-row table:style-name="ro1">
          <table:table-cell office:value-type="string">
            <text:p><text:s text:c="3"/>MAPTILE_STONE_PILLAR,</text:p>
          </table:table-cell>
          <table:table-cell office:value-type="string">
            <text:p>$TILE_TYPES[</text:p>
          </table:table-cell>
          <table:table-cell office:value-type="float" office:value="79">
            <text:p>79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ILLAR,</text:p>
          </table:table-cell>
        </table:table-row>
        <table:table-row table:style-name="ro1">
          <table:table-cell office:value-type="string">
            <text:p><text:s text:c="3"/>MAPTILE_LAVASTONE_PILLAR,</text:p>
          </table:table-cell>
          <table:table-cell office:value-type="string">
            <text:p>$TILE_TYPES[</text:p>
          </table:table-cell>
          <table:table-cell office:value-type="float" office:value="80">
            <text:p>80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ILLAR,</text:p>
          </table:table-cell>
        </table:table-row>
        <table:table-row table:style-name="ro1">
          <table:table-cell office:value-type="string">
            <text:p><text:s text:c="3"/>MAPTILE_FEATSTONE_PILLAR,</text:p>
          </table:table-cell>
          <table:table-cell office:value-type="string">
            <text:p>$TILE_TYPES[</text:p>
          </table:table-cell>
          <table:table-cell office:value-type="float" office:value="81">
            <text:p>81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ILLAR,</text:p>
          </table:table-cell>
        </table:table-row>
        <table:table-row table:style-name="ro1">
          <table:table-cell office:value-type="string">
            <text:p><text:s text:c="3"/>MAPTILE_MINSTONE_PILLAR,</text:p>
          </table:table-cell>
          <table:table-cell office:value-type="string">
            <text:p>$TILE_TYPES[</text:p>
          </table:table-cell>
          <table:table-cell office:value-type="float" office:value="82">
            <text:p>82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ILLAR,</text:p>
          </table:table-cell>
        </table:table-row>
        <table:table-row table:style-name="ro1">
          <table:table-cell office:value-type="string">
            <text:p><text:s text:c="3"/>MAPTILE_FROZEN_LIQUID_PILLAR,</text:p>
          </table:table-cell>
          <table:table-cell office:value-type="string">
            <text:p>$TILE_TYPES[</text:p>
          </table:table-cell>
          <table:table-cell office:value-type="float" office:value="83">
            <text:p>83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PILLAR,</text:p>
          </table:table-cell>
        </table:table-row>
        <table:table-row table:style-name="ro1">
          <table:table-cell office:value-type="string">
            <text:p><text:s text:c="3"/>MAPTILE_WATERFALL_LANDING,</text:p>
          </table:table-cell>
          <table:table-cell office:value-type="string">
            <text:p>$TILE_TYPES[</text:p>
          </table:table-cell>
          <table:table-cell office:value-type="float" office:value="89">
            <text:p>89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WATERFALL_LANDING,</text:p>
          </table:table-cell>
        </table:table-row>
        <table:table-row table:style-name="ro1">
          <table:table-cell office:value-type="string">
            <text:p><text:s text:c="3"/>MAPTILE_RIVER_SOURCE,//</text:p>
          </table:table-cell>
          <table:table-cell office:value-type="string">
            <text:p>$TILE_TYPES[</text:p>
          </table:table-cell>
          <table:table-cell office:value-type="float" office:value="90">
            <text:p>90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OURCE,//</text:p>
          </table:table-cell>
        </table:table-row>
        <table:table-row table:style-name="ro1">
          <table:table-cell office:value-type="string">
            <text:p><text:s text:c="3"/>MAPTILE_STONE_WALL_WORN1,</text:p>
          </table:table-cell>
          <table:table-cell office:value-type="string">
            <text:p>$TILE_TYPES[</text:p>
          </table:table-cell>
          <table:table-cell office:value-type="float" office:value="176">
            <text:p>17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WORN1,</text:p>
          </table:table-cell>
        </table:table-row>
        <table:table-row table:style-name="ro1">
          <table:table-cell office:value-type="string">
            <text:p><text:s text:c="3"/>MAPTILE_STONE_WALL_WORN2,</text:p>
          </table:table-cell>
          <table:table-cell office:value-type="string">
            <text:p>$TILE_TYPES[</text:p>
          </table:table-cell>
          <table:table-cell office:value-type="float" office:value="177">
            <text:p>17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WORN2,</text:p>
          </table:table-cell>
        </table:table-row>
        <table:table-row table:style-name="ro1">
          <table:table-cell office:value-type="string">
            <text:p><text:s text:c="3"/>MAPTILE_STONE_WALL_WORN3,</text:p>
          </table:table-cell>
          <table:table-cell office:value-type="string">
            <text:p>$TILE_TYPES[</text:p>
          </table:table-cell>
          <table:table-cell office:value-type="float" office:value="178">
            <text:p>17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WORN3,</text:p>
          </table:table-cell>
        </table:table-row>
        <table:table-row table:style-name="ro1">
          <table:table-cell office:value-type="string">
            <text:p><text:s text:c="3"/>MAPTILE_STONE_WALL,</text:p>
          </table:table-cell>
          <table:table-cell office:value-type="string">
            <text:p>$TILE_TYPES[</text:p>
          </table:table-cell>
          <table:table-cell office:value-type="float" office:value="219">
            <text:p>21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,</text:p>
          </table:table-cell>
        </table:table-row>
        <table:table-row table:style-name="ro1">
          <table:table-cell office:value-type="string">
            <text:p><text:s text:c="3"/>MAPTILE_SAPLING,</text:p>
          </table:table-cell>
          <table:table-cell office:value-type="string">
            <text:p>$TILE_TYPES[</text:p>
          </table:table-cell>
          <table:table-cell office:value-type="float" office:value="231">
            <text:p>231</text:p>
          </table:table-cell>
          <table:table-cell office:value-type="string">
            <text:p>] = [</text:p>
          </table:table-cell>
          <table:table-cell office:value-type="string">
            <text:p>SAPLING</text:p>
          </table:table-cell>
          <table:table-cell office:value-type="string">
            <text:p>,</text:p>
          </table:table-cell>
          <table:table-cell office:value-type="string">
            <text:p>sapling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APLING,</text:p>
          </table:table-cell>
        </table:table-row>
        <table:table-row table:style-name="ro1">
          <table:table-cell office:value-type="string">
            <text:p><text:s text:c="3"/>MAPTILE_RAMP_GRASS_DRY,</text:p>
          </table:table-cell>
          <table:table-cell office:value-type="string">
            <text:p>$TILE_TYPES[</text:p>
          </table:table-cell>
          <table:table-cell office:value-type="float" office:value="233">
            <text:p>233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_DRY,</text:p>
          </table:table-cell>
        </table:table-row>
        <table:table-row table:style-name="ro1">
          <table:table-cell office:value-type="string">
            <text:p><text:s text:c="3"/>MAPTILE_RAMP_GRASS_DEAD,</text:p>
          </table:table-cell>
          <table:table-cell office:value-type="string">
            <text:p>$TILE_TYPES[</text:p>
          </table:table-cell>
          <table:table-cell office:value-type="float" office:value="234">
            <text:p>234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_DEAD,</text:p>
          </table:table-cell>
        </table:table-row>
        <table:table-row table:style-name="ro1">
          <table:table-cell office:value-type="string">
            <text:p><text:s text:c="3"/>MAPTILE_RAMP_GRASS1,</text:p>
          </table:table-cell>
          <table:table-cell office:value-type="string">
            <text:p>$TILE_TYPES[</text:p>
          </table:table-cell>
          <table:table-cell office:value-type="float" office:value="235">
            <text:p>235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1,</text:p>
          </table:table-cell>
        </table:table-row>
        <table:table-row table:style-name="ro1">
          <table:table-cell office:value-type="string">
            <text:p><text:s text:c="3"/>MAPTILE_RAMP_GRASS2,</text:p>
          </table:table-cell>
          <table:table-cell office:value-type="string">
            <text:p>$TILE_TYPES[</text:p>
          </table:table-cell>
          <table:table-cell office:value-type="float" office:value="236">
            <text:p>236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GRASS2,</text:p>
          </table:table-cell>
        </table:table-row>
        <table:table-row table:style-name="ro1">
          <table:table-cell office:value-type="string">
            <text:p><text:s text:c="3"/>MAPTILE_RAMP_STONE,</text:p>
          </table:table-cell>
          <table:table-cell office:value-type="string">
            <text:p>$TILE_TYPES[</text:p>
          </table:table-cell>
          <table:table-cell office:value-type="float" office:value="237">
            <text:p>237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STONE,</text:p>
          </table:table-cell>
        </table:table-row>
        <table:table-row table:style-name="ro1">
          <table:table-cell office:value-type="string">
            <text:p><text:s text:c="3"/>MAPTILE_RAMP_LAVASTONE,</text:p>
          </table:table-cell>
          <table:table-cell office:value-type="string">
            <text:p>$TILE_TYPES[</text:p>
          </table:table-cell>
          <table:table-cell office:value-type="float" office:value="238">
            <text:p>238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LAVASTONE,</text:p>
          </table:table-cell>
        </table:table-row>
        <table:table-row table:style-name="ro1">
          <table:table-cell office:value-type="string">
            <text:p><text:s text:c="3"/>MAPTILE_RAMP_FEATSTONE,</text:p>
          </table:table-cell>
          <table:table-cell office:value-type="string">
            <text:p>$TILE_TYPES[</text:p>
          </table:table-cell>
          <table:table-cell office:value-type="float" office:value="239">
            <text:p>239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FEATSTONE,</text:p>
          </table:table-cell>
        </table:table-row>
        <table:table-row table:style-name="ro1">
          <table:table-cell office:value-type="string">
            <text:p><text:s text:c="3"/>MAPTILE_RAMP_MINSTONE,</text:p>
          </table:table-cell>
          <table:table-cell office:value-type="string">
            <text:p>$TILE_TYPES[</text:p>
          </table:table-cell>
          <table:table-cell office:value-type="float" office:value="240">
            <text:p>240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MINSTONE,</text:p>
          </table:table-cell>
        </table:table-row>
        <table:table-row table:style-name="ro1">
          <table:table-cell office:value-type="string">
            <text:p><text:s text:c="3"/>MAPTILE_RAMP_SOIL,</text:p>
          </table:table-cell>
          <table:table-cell office:value-type="string">
            <text:p>$TILE_TYPES[</text:p>
          </table:table-cell>
          <table:table-cell office:value-type="float" office:value="241">
            <text:p>241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SOIL,</text:p>
          </table:table-cell>
        </table:table-row>
        <table:table-row table:style-name="ro1">
          <table:table-cell office:value-type="string">
            <text:p><text:s text:c="3"/>MAPTILE_ASH1,</text:p>
          </table:table-cell>
          <table:table-cell office:value-type="string">
            <text:p>$TILE_TYPES[</text:p>
          </table:table-cell>
          <table:table-cell office:value-type="float" office:value="242">
            <text:p>24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SH1,</text:p>
          </table:table-cell>
        </table:table-row>
        <table:table-row table:style-name="ro1">
          <table:table-cell office:value-type="string">
            <text:p><text:s text:c="3"/>MAPTILE_ASH2,</text:p>
          </table:table-cell>
          <table:table-cell office:value-type="string">
            <text:p>$TILE_TYPES[</text:p>
          </table:table-cell>
          <table:table-cell office:value-type="float" office:value="243">
            <text:p>2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SH2,</text:p>
          </table:table-cell>
        </table:table-row>
        <table:table-row table:style-name="ro1">
          <table:table-cell office:value-type="string">
            <text:p><text:s text:c="3"/>MAPTILE_ASH3,</text:p>
          </table:table-cell>
          <table:table-cell office:value-type="string">
            <text:p>$TILE_TYPES[</text:p>
          </table:table-cell>
          <table:table-cell office:value-type="float" office:value="244">
            <text:p>2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ASH3,</text:p>
          </table:table-cell>
        </table:table-row>
        <table:table-row table:style-name="ro1">
          <table:table-cell office:value-type="string">
            <text:p><text:s text:c="3"/>MAPTILE_RAMP_FROZEN_LIQUID,</text:p>
          </table:table-cell>
          <table:table-cell office:value-type="string">
            <text:p>$TILE_TYPES[</text:p>
          </table:table-cell>
          <table:table-cell office:value-type="float" office:value="245">
            <text:p>245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FROZEN_LIQUID,</text:p>
          </table:table-cell>
        </table:table-row>
        <table:table-row table:style-name="ro1">
          <table:table-cell office:value-type="string">
            <text:p><text:s text:c="3"/>MAPTILE_FROZEN_LIQUID_1,</text:p>
          </table:table-cell>
          <table:table-cell office:value-type="string">
            <text:p>$TILE_TYPES[</text:p>
          </table:table-cell>
          <table:table-cell office:value-type="float" office:value="258">
            <text:p>25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1,</text:p>
          </table:table-cell>
        </table:table-row>
        <table:table-row table:style-name="ro1">
          <table:table-cell office:value-type="string">
            <text:p><text:s text:c="3"/>MAPTILE_FROZEN_LIQUID_2,</text:p>
          </table:table-cell>
          <table:table-cell office:value-type="string">
            <text:p>$TILE_TYPES[</text:p>
          </table:table-cell>
          <table:table-cell office:value-type="float" office:value="259">
            <text:p>25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2,</text:p>
          </table:table-cell>
        </table:table-row>
        <table:table-row table:style-name="ro1">
          <table:table-cell office:value-type="string">
            <text:p><text:s text:c="3"/>MAPTILE_FROZEN_LIQUID_3,</text:p>
          </table:table-cell>
          <table:table-cell office:value-type="string">
            <text:p>$TILE_TYPES[</text:p>
          </table:table-cell>
          <table:table-cell office:value-type="float" office:value="260">
            <text:p>26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3,</text:p>
          </table:table-cell>
        </table:table-row>
        <table:table-row table:style-name="ro1">
          <table:table-cell office:value-type="string">
            <text:p><text:s text:c="3"/>MAPTILE_FURROWED_SOIL,</text:p>
          </table:table-cell>
          <table:table-cell office:value-type="string">
            <text:p>$TILE_TYPES[</text:p>
          </table:table-cell>
          <table:table-cell office:value-type="float" office:value="261">
            <text:p>26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URROWED_SOIL,</text:p>
          </table:table-cell>
        </table:table-row>
        <table:table-row table:style-name="ro1">
          <table:table-cell office:value-type="string">
            <text:p><text:s text:c="3"/>MAPTILE_FROZEN_LIQUID_0,</text:p>
          </table:table-cell>
          <table:table-cell office:value-type="string">
            <text:p>$TILE_TYPES[</text:p>
          </table:table-cell>
          <table:table-cell office:value-type="float" office:value="262">
            <text:p>26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0,</text:p>
          </table:table-cell>
        </table:table-row>
        <table:table-row table:style-name="ro1">
          <table:table-cell office:value-type="string">
            <text:p><text:s text:c="3"/>MAPTILE_LAVA,</text:p>
          </table:table-cell>
          <table:table-cell office:value-type="string">
            <text:p>$TILE_TYPES[</text:p>
          </table:table-cell>
          <table:table-cell office:value-type="float" office:value="264">
            <text:p>26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,</text:p>
          </table:table-cell>
        </table:table-row>
        <table:table-row table:style-name="ro1">
          <table:table-cell office:value-type="string">
            <text:p><text:s text:c="3"/>MAPTILE_SOIL_WALL,</text:p>
          </table:table-cell>
          <table:table-cell office:value-type="string">
            <text:p>$TILE_TYPES[</text:p>
          </table:table-cell>
          <table:table-cell office:value-type="float" office:value="265">
            <text:p>26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WALL,</text:p>
          </table:table-cell>
        </table:table-row>
        <table:table-row table:style-name="ro1">
          <table:table-cell office:value-type="string">
            <text:p><text:s text:c="3"/>MAPTILE_LAVASTONE_WALL_DET_RD2,</text:p>
          </table:table-cell>
          <table:table-cell office:value-type="string">
            <text:p>$TILE_TYPES[</text:p>
          </table:table-cell>
          <table:table-cell office:value-type="float" office:value="269">
            <text:p>26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D2,</text:p>
          </table:table-cell>
        </table:table-row>
        <table:table-row table:style-name="ro1">
          <table:table-cell office:value-type="string">
            <text:p><text:s text:c="3"/>MAPTILE_LAVASTONE_WALL_DET_R2D,</text:p>
          </table:table-cell>
          <table:table-cell office:value-type="string">
            <text:p>$TILE_TYPES[</text:p>
          </table:table-cell>
          <table:table-cell office:value-type="float" office:value="270">
            <text:p>27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2D,</text:p>
          </table:table-cell>
        </table:table-row>
        <table:table-row table:style-name="ro1">
          <table:table-cell office:value-type="string">
            <text:p><text:s text:c="3"/>MAPTILE_LAVASTONE_WALL_DET_R2U,</text:p>
          </table:table-cell>
          <table:table-cell office:value-type="string">
            <text:p>$TILE_TYPES[</text:p>
          </table:table-cell>
          <table:table-cell office:value-type="float" office:value="271">
            <text:p>27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2U,</text:p>
          </table:table-cell>
        </table:table-row>
        <table:table-row table:style-name="ro1">
          <table:table-cell office:value-type="string">
            <text:p><text:s text:c="3"/>MAPTILE_LAVASTONE_WALL_DET_RU2,</text:p>
          </table:table-cell>
          <table:table-cell office:value-type="string">
            <text:p>$TILE_TYPES[</text:p>
          </table:table-cell>
          <table:table-cell office:value-type="float" office:value="272">
            <text:p>27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U2,</text:p>
          </table:table-cell>
        </table:table-row>
        <table:table-row table:style-name="ro1">
          <table:table-cell office:value-type="string">
            <text:p><text:s text:c="3"/>MAPTILE_LAVASTONE_WALL_DET_L2U,</text:p>
          </table:table-cell>
          <table:table-cell office:value-type="string">
            <text:p>$TILE_TYPES[</text:p>
          </table:table-cell>
          <table:table-cell office:value-type="float" office:value="273">
            <text:p>27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2U,</text:p>
          </table:table-cell>
        </table:table-row>
        <table:table-row table:style-name="ro1">
          <table:table-cell office:value-type="string">
            <text:p><text:s text:c="3"/>MAPTILE_LAVASTONE_WALL_DET_LU2,</text:p>
          </table:table-cell>
          <table:table-cell office:value-type="string">
            <text:p>$TILE_TYPES[</text:p>
          </table:table-cell>
          <table:table-cell office:value-type="float" office:value="274">
            <text:p>27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U2,</text:p>
          </table:table-cell>
        </table:table-row>
        <table:table-row table:style-name="ro1">
          <table:table-cell office:value-type="string">
            <text:p><text:s text:c="3"/>MAPTILE_LAVASTONE_WALL_DET_L2D,</text:p>
          </table:table-cell>
          <table:table-cell office:value-type="string">
            <text:p>$TILE_TYPES[</text:p>
          </table:table-cell>
          <table:table-cell office:value-type="float" office:value="275">
            <text:p>27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2D,</text:p>
          </table:table-cell>
        </table:table-row>
        <table:table-row table:style-name="ro1">
          <table:table-cell office:value-type="string">
            <text:p><text:s text:c="3"/>MAPTILE_LAVASTONE_WALL_DET_LD2,</text:p>
          </table:table-cell>
          <table:table-cell office:value-type="string">
            <text:p>$TILE_TYPES[</text:p>
          </table:table-cell>
          <table:table-cell office:value-type="float" office:value="276">
            <text:p>27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D2,</text:p>
          </table:table-cell>
        </table:table-row>
        <table:table-row table:style-name="ro1">
          <table:table-cell office:value-type="string">
            <text:p><text:s text:c="3"/>MAPTILE_LAVASTONE_WALL_DET_LRUD,</text:p>
          </table:table-cell>
          <table:table-cell office:value-type="string">
            <text:p>$TILE_TYPES[</text:p>
          </table:table-cell>
          <table:table-cell office:value-type="float" office:value="277">
            <text:p>27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UD,</text:p>
          </table:table-cell>
        </table:table-row>
        <table:table-row table:style-name="ro1">
          <table:table-cell office:value-type="string">
            <text:p><text:s text:c="3"/>MAPTILE_LAVASTONE_WALL_DET_RUD,</text:p>
          </table:table-cell>
          <table:table-cell office:value-type="string">
            <text:p>$TILE_TYPES[</text:p>
          </table:table-cell>
          <table:table-cell office:value-type="float" office:value="278">
            <text:p>27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UD,</text:p>
          </table:table-cell>
        </table:table-row>
        <table:table-row table:style-name="ro1">
          <table:table-cell office:value-type="string">
            <text:p><text:s text:c="3"/>MAPTILE_LAVASTONE_WALL_DET_LRD,</text:p>
          </table:table-cell>
          <table:table-cell office:value-type="string">
            <text:p>$TILE_TYPES[</text:p>
          </table:table-cell>
          <table:table-cell office:value-type="float" office:value="279">
            <text:p>27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D,</text:p>
          </table:table-cell>
        </table:table-row>
        <table:table-row table:style-name="ro1">
          <table:table-cell office:value-type="string">
            <text:p><text:s text:c="3"/>MAPTILE_LAVASTONE_WALL_DET_LRU,</text:p>
          </table:table-cell>
          <table:table-cell office:value-type="string">
            <text:p>$TILE_TYPES[</text:p>
          </table:table-cell>
          <table:table-cell office:value-type="float" office:value="280">
            <text:p>28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U,</text:p>
          </table:table-cell>
        </table:table-row>
        <table:table-row table:style-name="ro1">
          <table:table-cell office:value-type="string">
            <text:p><text:s text:c="3"/>MAPTILE_LAVASTONE_WALL_DET_LUD,</text:p>
          </table:table-cell>
          <table:table-cell office:value-type="string">
            <text:p>$TILE_TYPES[</text:p>
          </table:table-cell>
          <table:table-cell office:value-type="float" office:value="281">
            <text:p>28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UD,</text:p>
          </table:table-cell>
        </table:table-row>
        <table:table-row table:style-name="ro1">
          <table:table-cell office:value-type="string">
            <text:p><text:s text:c="3"/>MAPTILE_LAVASTONE_WALL_DET_RD,</text:p>
          </table:table-cell>
          <table:table-cell office:value-type="string">
            <text:p>$TILE_TYPES[</text:p>
          </table:table-cell>
          <table:table-cell office:value-type="float" office:value="282">
            <text:p>28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D,</text:p>
          </table:table-cell>
        </table:table-row>
        <table:table-row table:style-name="ro1">
          <table:table-cell office:value-type="string">
            <text:p><text:s text:c="3"/>MAPTILE_LAVASTONE_WALL_DET_RU,</text:p>
          </table:table-cell>
          <table:table-cell office:value-type="string">
            <text:p>$TILE_TYPES[</text:p>
          </table:table-cell>
          <table:table-cell office:value-type="float" office:value="283">
            <text:p>28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RU,</text:p>
          </table:table-cell>
        </table:table-row>
        <table:table-row table:style-name="ro1">
          <table:table-cell office:value-type="string">
            <text:p><text:s text:c="3"/>MAPTILE_LAVASTONE_WALL_DET_LU,</text:p>
          </table:table-cell>
          <table:table-cell office:value-type="string">
            <text:p>$TILE_TYPES[</text:p>
          </table:table-cell>
          <table:table-cell office:value-type="float" office:value="284">
            <text:p>28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U,</text:p>
          </table:table-cell>
        </table:table-row>
        <table:table-row table:style-name="ro1">
          <table:table-cell office:value-type="string">
            <text:p><text:s text:c="3"/>MAPTILE_LAVASTONE_WALL_DET_LD,</text:p>
          </table:table-cell>
          <table:table-cell office:value-type="string">
            <text:p>$TILE_TYPES[</text:p>
          </table:table-cell>
          <table:table-cell office:value-type="float" office:value="285">
            <text:p>28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D,</text:p>
          </table:table-cell>
        </table:table-row>
        <table:table-row table:style-name="ro1">
          <table:table-cell office:value-type="string">
            <text:p><text:s text:c="3"/>MAPTILE_LAVASTONE_WALL_DET_UD,</text:p>
          </table:table-cell>
          <table:table-cell office:value-type="string">
            <text:p>$TILE_TYPES[</text:p>
          </table:table-cell>
          <table:table-cell office:value-type="float" office:value="286">
            <text:p>28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UD,</text:p>
          </table:table-cell>
        </table:table-row>
        <table:table-row table:style-name="ro1">
          <table:table-cell office:value-type="string">
            <text:p><text:s text:c="3"/>MAPTILE_LAVASTONE_WALL_DET_LR,</text:p>
          </table:table-cell>
          <table:table-cell office:value-type="string">
            <text:p>$TILE_TYPES[</text:p>
          </table:table-cell>
          <table:table-cell office:value-type="float" office:value="287">
            <text:p>28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DET_LR,</text:p>
          </table:table-cell>
        </table:table-row>
        <table:table-row table:style-name="ro1">
          <table:table-cell office:value-type="string">
            <text:p><text:s text:c="3"/>MAPTILE_FEATSTONE_WALL_DET_RD2,</text:p>
          </table:table-cell>
          <table:table-cell office:value-type="string">
            <text:p>$TILE_TYPES[</text:p>
          </table:table-cell>
          <table:table-cell office:value-type="float" office:value="288">
            <text:p>28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D2,</text:p>
          </table:table-cell>
        </table:table-row>
        <table:table-row table:style-name="ro1">
          <table:table-cell office:value-type="string">
            <text:p><text:s text:c="3"/>MAPTILE_FEATSTONE_WALL_DET_R2D,</text:p>
          </table:table-cell>
          <table:table-cell office:value-type="string">
            <text:p>$TILE_TYPES[</text:p>
          </table:table-cell>
          <table:table-cell office:value-type="float" office:value="289">
            <text:p>28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2D,</text:p>
          </table:table-cell>
        </table:table-row>
        <table:table-row table:style-name="ro1">
          <table:table-cell office:value-type="string">
            <text:p><text:s text:c="3"/>MAPTILE_FEATSTONE_WALL_DET_R2U,</text:p>
          </table:table-cell>
          <table:table-cell office:value-type="string">
            <text:p>$TILE_TYPES[</text:p>
          </table:table-cell>
          <table:table-cell office:value-type="float" office:value="290">
            <text:p>29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2U,</text:p>
          </table:table-cell>
        </table:table-row>
        <table:table-row table:style-name="ro1">
          <table:table-cell office:value-type="string">
            <text:p><text:s text:c="3"/>MAPTILE_FEATSTONE_WALL_DET_RU2,</text:p>
          </table:table-cell>
          <table:table-cell office:value-type="string">
            <text:p>$TILE_TYPES[</text:p>
          </table:table-cell>
          <table:table-cell office:value-type="float" office:value="291">
            <text:p>29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U2,</text:p>
          </table:table-cell>
        </table:table-row>
        <table:table-row table:style-name="ro1">
          <table:table-cell office:value-type="string">
            <text:p><text:s text:c="3"/>MAPTILE_FEATSTONE_WALL_DET_L2U,</text:p>
          </table:table-cell>
          <table:table-cell office:value-type="string">
            <text:p>$TILE_TYPES[</text:p>
          </table:table-cell>
          <table:table-cell office:value-type="float" office:value="292">
            <text:p>29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2U,</text:p>
          </table:table-cell>
        </table:table-row>
        <table:table-row table:style-name="ro1">
          <table:table-cell office:value-type="string">
            <text:p><text:s text:c="3"/>MAPTILE_FEATSTONE_WALL_DET_LU2,</text:p>
          </table:table-cell>
          <table:table-cell office:value-type="string">
            <text:p>$TILE_TYPES[</text:p>
          </table:table-cell>
          <table:table-cell office:value-type="float" office:value="293">
            <text:p>29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U2,</text:p>
          </table:table-cell>
        </table:table-row>
        <table:table-row table:style-name="ro1">
          <table:table-cell office:value-type="string">
            <text:p><text:s text:c="3"/>MAPTILE_FEATSTONE_WALL_DET_L2D,</text:p>
          </table:table-cell>
          <table:table-cell office:value-type="string">
            <text:p>$TILE_TYPES[</text:p>
          </table:table-cell>
          <table:table-cell office:value-type="float" office:value="294">
            <text:p>29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2D,</text:p>
          </table:table-cell>
        </table:table-row>
        <table:table-row table:style-name="ro1">
          <table:table-cell office:value-type="string">
            <text:p><text:s text:c="3"/>MAPTILE_FEATSTONE_WALL_DET_LD2,</text:p>
          </table:table-cell>
          <table:table-cell office:value-type="string">
            <text:p>$TILE_TYPES[</text:p>
          </table:table-cell>
          <table:table-cell office:value-type="float" office:value="295">
            <text:p>29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D2,</text:p>
          </table:table-cell>
        </table:table-row>
        <table:table-row table:style-name="ro1">
          <table:table-cell office:value-type="string">
            <text:p><text:s text:c="3"/>MAPTILE_FEATSTONE_WALL_DET_LRUD,</text:p>
          </table:table-cell>
          <table:table-cell office:value-type="string">
            <text:p>$TILE_TYPES[</text:p>
          </table:table-cell>
          <table:table-cell office:value-type="float" office:value="296">
            <text:p>29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UD,</text:p>
          </table:table-cell>
        </table:table-row>
        <table:table-row table:style-name="ro1">
          <table:table-cell office:value-type="string">
            <text:p><text:s text:c="3"/>MAPTILE_FEATSTONE_WALL_DET_RUD,</text:p>
          </table:table-cell>
          <table:table-cell office:value-type="string">
            <text:p>$TILE_TYPES[</text:p>
          </table:table-cell>
          <table:table-cell office:value-type="float" office:value="297">
            <text:p>29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UD,</text:p>
          </table:table-cell>
        </table:table-row>
        <table:table-row table:style-name="ro1">
          <table:table-cell office:value-type="string">
            <text:p><text:s text:c="3"/>MAPTILE_FEATSTONE_WALL_DET_LRD,</text:p>
          </table:table-cell>
          <table:table-cell office:value-type="string">
            <text:p>$TILE_TYPES[</text:p>
          </table:table-cell>
          <table:table-cell office:value-type="float" office:value="298">
            <text:p>29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D,</text:p>
          </table:table-cell>
        </table:table-row>
        <table:table-row table:style-name="ro1">
          <table:table-cell office:value-type="string">
            <text:p><text:s text:c="3"/>MAPTILE_FEATSTONE_WALL_DET_LRU,</text:p>
          </table:table-cell>
          <table:table-cell office:value-type="string">
            <text:p>$TILE_TYPES[</text:p>
          </table:table-cell>
          <table:table-cell office:value-type="float" office:value="299">
            <text:p>29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U,</text:p>
          </table:table-cell>
        </table:table-row>
        <table:table-row table:style-name="ro1">
          <table:table-cell office:value-type="string">
            <text:p><text:s text:c="3"/>MAPTILE_FEATSTONE_WALL_DET_LUD,</text:p>
          </table:table-cell>
          <table:table-cell office:value-type="string">
            <text:p>$TILE_TYPES[</text:p>
          </table:table-cell>
          <table:table-cell office:value-type="float" office:value="300">
            <text:p>30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UD,</text:p>
          </table:table-cell>
        </table:table-row>
        <table:table-row table:style-name="ro1">
          <table:table-cell office:value-type="string">
            <text:p><text:s text:c="3"/>MAPTILE_FEATSTONE_WALL_DET_RD,</text:p>
          </table:table-cell>
          <table:table-cell office:value-type="string">
            <text:p>$TILE_TYPES[</text:p>
          </table:table-cell>
          <table:table-cell office:value-type="float" office:value="301">
            <text:p>30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D,</text:p>
          </table:table-cell>
        </table:table-row>
        <table:table-row table:style-name="ro1">
          <table:table-cell office:value-type="string">
            <text:p><text:s text:c="3"/>MAPTILE_FEATSTONE_WALL_DET_RU,</text:p>
          </table:table-cell>
          <table:table-cell office:value-type="string">
            <text:p>$TILE_TYPES[</text:p>
          </table:table-cell>
          <table:table-cell office:value-type="float" office:value="302">
            <text:p>30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RU,</text:p>
          </table:table-cell>
        </table:table-row>
        <table:table-row table:style-name="ro1">
          <table:table-cell office:value-type="string">
            <text:p><text:s text:c="3"/>MAPTILE_FEATSTONE_WALL_DET_LU,</text:p>
          </table:table-cell>
          <table:table-cell office:value-type="string">
            <text:p>$TILE_TYPES[</text:p>
          </table:table-cell>
          <table:table-cell office:value-type="float" office:value="303">
            <text:p>30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U,</text:p>
          </table:table-cell>
        </table:table-row>
        <table:table-row table:style-name="ro1">
          <table:table-cell office:value-type="string">
            <text:p><text:s text:c="3"/>MAPTILE_FEATSTONE_WALL_DET_LD,</text:p>
          </table:table-cell>
          <table:table-cell office:value-type="string">
            <text:p>$TILE_TYPES[</text:p>
          </table:table-cell>
          <table:table-cell office:value-type="float" office:value="304">
            <text:p>30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D,</text:p>
          </table:table-cell>
        </table:table-row>
        <table:table-row table:style-name="ro1">
          <table:table-cell office:value-type="string">
            <text:p><text:s text:c="3"/>MAPTILE_FEATSTONE_WALL_DET_UD,</text:p>
          </table:table-cell>
          <table:table-cell office:value-type="string">
            <text:p>$TILE_TYPES[</text:p>
          </table:table-cell>
          <table:table-cell office:value-type="float" office:value="305">
            <text:p>30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UD,</text:p>
          </table:table-cell>
        </table:table-row>
        <table:table-row table:style-name="ro1">
          <table:table-cell office:value-type="string">
            <text:p><text:s text:c="3"/>MAPTILE_FEATSTONE_WALL_DET_LR,</text:p>
          </table:table-cell>
          <table:table-cell office:value-type="string">
            <text:p>$TILE_TYPES[</text:p>
          </table:table-cell>
          <table:table-cell office:value-type="float" office:value="306">
            <text:p>30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DET_LR,</text:p>
          </table:table-cell>
        </table:table-row>
        <table:table-row table:style-name="ro1">
          <table:table-cell office:value-type="string">
            <text:p><text:s text:c="3"/>MAPTILE_STONE_WALL_DET_RD2,</text:p>
          </table:table-cell>
          <table:table-cell office:value-type="string">
            <text:p>$TILE_TYPES[</text:p>
          </table:table-cell>
          <table:table-cell office:value-type="float" office:value="307">
            <text:p>30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D2,</text:p>
          </table:table-cell>
        </table:table-row>
        <table:table-row table:style-name="ro1">
          <table:table-cell office:value-type="string">
            <text:p><text:s text:c="3"/>MAPTILE_STONE_WALL_DET_R2D,</text:p>
          </table:table-cell>
          <table:table-cell office:value-type="string">
            <text:p>$TILE_TYPES[</text:p>
          </table:table-cell>
          <table:table-cell office:value-type="float" office:value="308">
            <text:p>30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2D,</text:p>
          </table:table-cell>
        </table:table-row>
        <table:table-row table:style-name="ro1">
          <table:table-cell office:value-type="string">
            <text:p><text:s text:c="3"/>MAPTILE_STONE_WALL_DET_R2U,</text:p>
          </table:table-cell>
          <table:table-cell office:value-type="string">
            <text:p>$TILE_TYPES[</text:p>
          </table:table-cell>
          <table:table-cell office:value-type="float" office:value="309">
            <text:p>30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2U,</text:p>
          </table:table-cell>
        </table:table-row>
        <table:table-row table:style-name="ro1">
          <table:table-cell office:value-type="string">
            <text:p><text:s text:c="3"/>MAPTILE_STONE_WALL_DET_RU2,</text:p>
          </table:table-cell>
          <table:table-cell office:value-type="string">
            <text:p>$TILE_TYPES[</text:p>
          </table:table-cell>
          <table:table-cell office:value-type="float" office:value="310">
            <text:p>31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U2,</text:p>
          </table:table-cell>
        </table:table-row>
        <table:table-row table:style-name="ro1">
          <table:table-cell office:value-type="string">
            <text:p><text:s text:c="3"/>MAPTILE_STONE_WALL_DET_L2U,</text:p>
          </table:table-cell>
          <table:table-cell office:value-type="string">
            <text:p>$TILE_TYPES[</text:p>
          </table:table-cell>
          <table:table-cell office:value-type="float" office:value="311">
            <text:p>31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2U,</text:p>
          </table:table-cell>
        </table:table-row>
        <table:table-row table:style-name="ro1">
          <table:table-cell office:value-type="string">
            <text:p><text:s text:c="3"/>MAPTILE_STONE_WALL_DET_LU2,</text:p>
          </table:table-cell>
          <table:table-cell office:value-type="string">
            <text:p>$TILE_TYPES[</text:p>
          </table:table-cell>
          <table:table-cell office:value-type="float" office:value="312">
            <text:p>31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U2,</text:p>
          </table:table-cell>
        </table:table-row>
        <table:table-row table:style-name="ro1">
          <table:table-cell office:value-type="string">
            <text:p><text:s text:c="3"/>MAPTILE_STONE_WALL_DET_L2D,</text:p>
          </table:table-cell>
          <table:table-cell office:value-type="string">
            <text:p>$TILE_TYPES[</text:p>
          </table:table-cell>
          <table:table-cell office:value-type="float" office:value="313">
            <text:p>31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2D,</text:p>
          </table:table-cell>
        </table:table-row>
        <table:table-row table:style-name="ro1">
          <table:table-cell office:value-type="string">
            <text:p><text:s text:c="3"/>MAPTILE_STONE_WALL_DET_LD2,</text:p>
          </table:table-cell>
          <table:table-cell office:value-type="string">
            <text:p>$TILE_TYPES[</text:p>
          </table:table-cell>
          <table:table-cell office:value-type="float" office:value="314">
            <text:p>31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D2,</text:p>
          </table:table-cell>
        </table:table-row>
        <table:table-row table:style-name="ro1">
          <table:table-cell office:value-type="string">
            <text:p><text:s text:c="3"/>MAPTILE_STONE_WALL_DET_LRUD,</text:p>
          </table:table-cell>
          <table:table-cell office:value-type="string">
            <text:p>$TILE_TYPES[</text:p>
          </table:table-cell>
          <table:table-cell office:value-type="float" office:value="315">
            <text:p>31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UD,</text:p>
          </table:table-cell>
        </table:table-row>
        <table:table-row table:style-name="ro1">
          <table:table-cell office:value-type="string">
            <text:p><text:s text:c="3"/>MAPTILE_STONE_WALL_DET_RUD,</text:p>
          </table:table-cell>
          <table:table-cell office:value-type="string">
            <text:p>$TILE_TYPES[</text:p>
          </table:table-cell>
          <table:table-cell office:value-type="float" office:value="316">
            <text:p>31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UD,</text:p>
          </table:table-cell>
        </table:table-row>
        <table:table-row table:style-name="ro1">
          <table:table-cell office:value-type="string">
            <text:p><text:s text:c="3"/>MAPTILE_STONE_WALL_DET_LRD,</text:p>
          </table:table-cell>
          <table:table-cell office:value-type="string">
            <text:p>$TILE_TYPES[</text:p>
          </table:table-cell>
          <table:table-cell office:value-type="float" office:value="317">
            <text:p>31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D,</text:p>
          </table:table-cell>
        </table:table-row>
        <table:table-row table:style-name="ro1">
          <table:table-cell office:value-type="string">
            <text:p><text:s text:c="3"/>MAPTILE_STONE_WALL_DET_LRU,</text:p>
          </table:table-cell>
          <table:table-cell office:value-type="string">
            <text:p>$TILE_TYPES[</text:p>
          </table:table-cell>
          <table:table-cell office:value-type="float" office:value="318">
            <text:p>31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U,</text:p>
          </table:table-cell>
        </table:table-row>
        <table:table-row table:style-name="ro1">
          <table:table-cell office:value-type="string">
            <text:p><text:s text:c="3"/>MAPTILE_STONE_WALL_DET_LUD,</text:p>
          </table:table-cell>
          <table:table-cell office:value-type="string">
            <text:p>$TILE_TYPES[</text:p>
          </table:table-cell>
          <table:table-cell office:value-type="float" office:value="319">
            <text:p>31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UD,</text:p>
          </table:table-cell>
        </table:table-row>
        <table:table-row table:style-name="ro1">
          <table:table-cell office:value-type="string">
            <text:p><text:s text:c="3"/>MAPTILE_STONE_WALL_DET_RD,</text:p>
          </table:table-cell>
          <table:table-cell office:value-type="string">
            <text:p>$TILE_TYPES[</text:p>
          </table:table-cell>
          <table:table-cell office:value-type="float" office:value="320">
            <text:p>32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D,</text:p>
          </table:table-cell>
        </table:table-row>
        <table:table-row table:style-name="ro1">
          <table:table-cell office:value-type="string">
            <text:p><text:s text:c="3"/>MAPTILE_STONE_WALL_DET_RU,</text:p>
          </table:table-cell>
          <table:table-cell office:value-type="string">
            <text:p>$TILE_TYPES[</text:p>
          </table:table-cell>
          <table:table-cell office:value-type="float" office:value="321">
            <text:p>32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RU,</text:p>
          </table:table-cell>
        </table:table-row>
        <table:table-row table:style-name="ro1">
          <table:table-cell office:value-type="string">
            <text:p><text:s text:c="3"/>MAPTILE_STONE_WALL_DET_LU,</text:p>
          </table:table-cell>
          <table:table-cell office:value-type="string">
            <text:p>$TILE_TYPES[</text:p>
          </table:table-cell>
          <table:table-cell office:value-type="float" office:value="322">
            <text:p>32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U,</text:p>
          </table:table-cell>
        </table:table-row>
        <table:table-row table:style-name="ro1">
          <table:table-cell office:value-type="string">
            <text:p><text:s text:c="3"/>MAPTILE_STONE_WALL_DET_LD,</text:p>
          </table:table-cell>
          <table:table-cell office:value-type="string">
            <text:p>$TILE_TYPES[</text:p>
          </table:table-cell>
          <table:table-cell office:value-type="float" office:value="323">
            <text:p>32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D,</text:p>
          </table:table-cell>
        </table:table-row>
        <table:table-row table:style-name="ro1">
          <table:table-cell office:value-type="string">
            <text:p><text:s text:c="3"/>MAPTILE_STONE_WALL_DET_UD,</text:p>
          </table:table-cell>
          <table:table-cell office:value-type="string">
            <text:p>$TILE_TYPES[</text:p>
          </table:table-cell>
          <table:table-cell office:value-type="float" office:value="324">
            <text:p>32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UD,</text:p>
          </table:table-cell>
        </table:table-row>
        <table:table-row table:style-name="ro1">
          <table:table-cell office:value-type="string">
            <text:p><text:s text:c="3"/>MAPTILE_STONE_WALL_DET_LR,</text:p>
          </table:table-cell>
          <table:table-cell office:value-type="string">
            <text:p>$TILE_TYPES[</text:p>
          </table:table-cell>
          <table:table-cell office:value-type="float" office:value="325">
            <text:p>32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WALL_DET_LR,</text:p>
          </table:table-cell>
        </table:table-row>
        <table:table-row table:style-name="ro1">
          <table:table-cell office:value-type="string">
            <text:p><text:s text:c="3"/>MAPTILE_LAVASTONE_FORTIFICATION,</text:p>
          </table:table-cell>
          <table:table-cell office:value-type="string">
            <text:p>$TILE_TYPES[</text:p>
          </table:table-cell>
          <table:table-cell office:value-type="float" office:value="326">
            <text:p>326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ORTIFICATION,</text:p>
          </table:table-cell>
        </table:table-row>
        <table:table-row table:style-name="ro1">
          <table:table-cell office:value-type="string">
            <text:p><text:s text:c="3"/>MAPTILE_FEATSTONE_FORTIFICATION,</text:p>
          </table:table-cell>
          <table:table-cell office:value-type="string">
            <text:p>$TILE_TYPES[</text:p>
          </table:table-cell>
          <table:table-cell office:value-type="float" office:value="327">
            <text:p>327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ORTIFICATION,</text:p>
          </table:table-cell>
        </table:table-row>
        <table:table-row table:style-name="ro1">
          <table:table-cell office:value-type="string">
            <text:p><text:s text:c="3"/>MAPTILE_LAVASTONE_WALL_WORN1,</text:p>
          </table:table-cell>
          <table:table-cell office:value-type="string">
            <text:p>$TILE_TYPES[</text:p>
          </table:table-cell>
          <table:table-cell office:value-type="float" office:value="328">
            <text:p>32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WORN1,</text:p>
          </table:table-cell>
        </table:table-row>
        <table:table-row table:style-name="ro1">
          <table:table-cell office:value-type="string">
            <text:p><text:s text:c="3"/>MAPTILE_LAVASTONE_WALL_WORN2,</text:p>
          </table:table-cell>
          <table:table-cell office:value-type="string">
            <text:p>$TILE_TYPES[</text:p>
          </table:table-cell>
          <table:table-cell office:value-type="float" office:value="329">
            <text:p>32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WORN2,</text:p>
          </table:table-cell>
        </table:table-row>
        <table:table-row table:style-name="ro1">
          <table:table-cell office:value-type="string">
            <text:p><text:s text:c="3"/>MAPTILE_LAVASTONE_WALL_WORN3,</text:p>
          </table:table-cell>
          <table:table-cell office:value-type="string">
            <text:p>$TILE_TYPES[</text:p>
          </table:table-cell>
          <table:table-cell office:value-type="float" office:value="330">
            <text:p>33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_WORN3,</text:p>
          </table:table-cell>
        </table:table-row>
        <table:table-row table:style-name="ro1">
          <table:table-cell office:value-type="string">
            <text:p><text:s text:c="3"/>MAPTILE_LAVASTONE_WALL,</text:p>
          </table:table-cell>
          <table:table-cell office:value-type="string">
            <text:p>$TILE_TYPES[</text:p>
          </table:table-cell>
          <table:table-cell office:value-type="float" office:value="331">
            <text:p>33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WALL,</text:p>
          </table:table-cell>
        </table:table-row>
        <table:table-row table:style-name="ro1">
          <table:table-cell office:value-type="string">
            <text:p><text:s text:c="3"/>MAPTILE_FEATSTONE_WALL_WORN1,</text:p>
          </table:table-cell>
          <table:table-cell office:value-type="string">
            <text:p>$TILE_TYPES[</text:p>
          </table:table-cell>
          <table:table-cell office:value-type="float" office:value="332">
            <text:p>33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WORN1,</text:p>
          </table:table-cell>
        </table:table-row>
        <table:table-row table:style-name="ro1">
          <table:table-cell office:value-type="string">
            <text:p><text:s text:c="3"/>MAPTILE_FEATSTONE_WALL_WORN2,</text:p>
          </table:table-cell>
          <table:table-cell office:value-type="string">
            <text:p>$TILE_TYPES[</text:p>
          </table:table-cell>
          <table:table-cell office:value-type="float" office:value="333">
            <text:p>33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WORN2,</text:p>
          </table:table-cell>
        </table:table-row>
        <table:table-row table:style-name="ro1">
          <table:table-cell office:value-type="string">
            <text:p><text:s text:c="3"/>MAPTILE_FEATSTONE_WALL_WORN3,</text:p>
          </table:table-cell>
          <table:table-cell office:value-type="string">
            <text:p>$TILE_TYPES[</text:p>
          </table:table-cell>
          <table:table-cell office:value-type="float" office:value="334">
            <text:p>33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_WORN3,</text:p>
          </table:table-cell>
        </table:table-row>
        <table:table-row table:style-name="ro1">
          <table:table-cell office:value-type="string">
            <text:p><text:s text:c="3"/>MAPTILE_FEATSTONE_WALL,</text:p>
          </table:table-cell>
          <table:table-cell office:value-type="string">
            <text:p>$TILE_TYPES[</text:p>
          </table:table-cell>
          <table:table-cell office:value-type="float" office:value="335">
            <text:p>33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WALL,</text:p>
          </table:table-cell>
        </table:table-row>
        <table:table-row table:style-name="ro1">
          <table:table-cell office:value-type="string">
            <text:p><text:s text:c="3"/>MAPTILE_STONE_FLOOR1,</text:p>
          </table:table-cell>
          <table:table-cell office:value-type="string">
            <text:p>$TILE_TYPES[</text:p>
          </table:table-cell>
          <table:table-cell office:value-type="float" office:value="336">
            <text:p>33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1,</text:p>
          </table:table-cell>
        </table:table-row>
        <table:table-row table:style-name="ro1">
          <table:table-cell office:value-type="string">
            <text:p><text:s text:c="3"/>MAPTILE_STONE_FLOOR2,</text:p>
          </table:table-cell>
          <table:table-cell office:value-type="string">
            <text:p>$TILE_TYPES[</text:p>
          </table:table-cell>
          <table:table-cell office:value-type="float" office:value="337">
            <text:p>33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2,</text:p>
          </table:table-cell>
        </table:table-row>
        <table:table-row table:style-name="ro1">
          <table:table-cell office:value-type="string">
            <text:p><text:s text:c="3"/>MAPTILE_STONE_FLOOR3,</text:p>
          </table:table-cell>
          <table:table-cell office:value-type="string">
            <text:p>$TILE_TYPES[</text:p>
          </table:table-cell>
          <table:table-cell office:value-type="float" office:value="338">
            <text:p>33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3,</text:p>
          </table:table-cell>
        </table:table-row>
        <table:table-row table:style-name="ro1">
          <table:table-cell office:value-type="string">
            <text:p><text:s text:c="3"/>MAPTILE_STONE_FLOOR4,</text:p>
          </table:table-cell>
          <table:table-cell office:value-type="string">
            <text:p>$TILE_TYPES[</text:p>
          </table:table-cell>
          <table:table-cell office:value-type="float" office:value="339">
            <text:p>33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FLOOR4,</text:p>
          </table:table-cell>
        </table:table-row>
        <table:table-row table:style-name="ro1">
          <table:table-cell office:value-type="string">
            <text:p><text:s text:c="3"/>MAPTILE_LAVASTONE_FLOOR1,</text:p>
          </table:table-cell>
          <table:table-cell office:value-type="string">
            <text:p>$TILE_TYPES[</text:p>
          </table:table-cell>
          <table:table-cell office:value-type="float" office:value="340">
            <text:p>34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1,</text:p>
          </table:table-cell>
        </table:table-row>
        <table:table-row table:style-name="ro1">
          <table:table-cell office:value-type="string">
            <text:p><text:s text:c="3"/>MAPTILE_LAVASTONE_FLOOR2,</text:p>
          </table:table-cell>
          <table:table-cell office:value-type="string">
            <text:p>$TILE_TYPES[</text:p>
          </table:table-cell>
          <table:table-cell office:value-type="float" office:value="341">
            <text:p>34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2,</text:p>
          </table:table-cell>
        </table:table-row>
        <table:table-row table:style-name="ro1">
          <table:table-cell office:value-type="string">
            <text:p><text:s text:c="3"/>MAPTILE_LAVASTONE_FLOOR3,</text:p>
          </table:table-cell>
          <table:table-cell office:value-type="string">
            <text:p>$TILE_TYPES[</text:p>
          </table:table-cell>
          <table:table-cell office:value-type="float" office:value="342">
            <text:p>34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3,</text:p>
          </table:table-cell>
        </table:table-row>
        <table:table-row table:style-name="ro1">
          <table:table-cell office:value-type="string">
            <text:p><text:s text:c="3"/>MAPTILE_LAVASTONE_FLOOR4,</text:p>
          </table:table-cell>
          <table:table-cell office:value-type="string">
            <text:p>$TILE_TYPES[</text:p>
          </table:table-cell>
          <table:table-cell office:value-type="float" office:value="343">
            <text:p>3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FLOOR4,</text:p>
          </table:table-cell>
        </table:table-row>
        <table:table-row table:style-name="ro1">
          <table:table-cell office:value-type="string">
            <text:p><text:s text:c="3"/>MAPTILE_FEATSTONE_FLOOR1,</text:p>
          </table:table-cell>
          <table:table-cell office:value-type="string">
            <text:p>$TILE_TYPES[</text:p>
          </table:table-cell>
          <table:table-cell office:value-type="float" office:value="344">
            <text:p>3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1,</text:p>
          </table:table-cell>
        </table:table-row>
        <table:table-row table:style-name="ro1">
          <table:table-cell office:value-type="string">
            <text:p><text:s text:c="3"/>MAPTILE_FEATSTONE_FLOOR2,</text:p>
          </table:table-cell>
          <table:table-cell office:value-type="string">
            <text:p>$TILE_TYPES[</text:p>
          </table:table-cell>
          <table:table-cell office:value-type="float" office:value="345">
            <text:p>34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2,</text:p>
          </table:table-cell>
        </table:table-row>
        <table:table-row table:style-name="ro1">
          <table:table-cell office:value-type="string">
            <text:p><text:s text:c="3"/>MAPTILE_FEATSTONE_FLOOR3,</text:p>
          </table:table-cell>
          <table:table-cell office:value-type="string">
            <text:p>$TILE_TYPES[</text:p>
          </table:table-cell>
          <table:table-cell office:value-type="float" office:value="346">
            <text:p>34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3,</text:p>
          </table:table-cell>
        </table:table-row>
        <table:table-row table:style-name="ro1">
          <table:table-cell office:value-type="string">
            <text:p><text:s text:c="3"/>MAPTILE_FEATSTONE_FLOOR4,</text:p>
          </table:table-cell>
          <table:table-cell office:value-type="string">
            <text:p>$TILE_TYPES[</text:p>
          </table:table-cell>
          <table:table-cell office:value-type="float" office:value="347">
            <text:p>34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FLOOR4,</text:p>
          </table:table-cell>
        </table:table-row>
        <table:table-row table:style-name="ro1">
          <table:table-cell office:value-type="string">
            <text:p><text:s text:c="3"/>MAPTILE_GRASS_FLOOR1,</text:p>
          </table:table-cell>
          <table:table-cell office:value-type="string">
            <text:p>$TILE_TYPES[</text:p>
          </table:table-cell>
          <table:table-cell office:value-type="float" office:value="348">
            <text:p>34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,</text:p>
          </table:table-cell>
        </table:table-row>
        <table:table-row table:style-name="ro1">
          <table:table-cell office:value-type="string">
            <text:p><text:s text:c="3"/>MAPTILE_GRASS_FLOOR2,</text:p>
          </table:table-cell>
          <table:table-cell office:value-type="string">
            <text:p>$TILE_TYPES[</text:p>
          </table:table-cell>
          <table:table-cell office:value-type="float" office:value="349">
            <text:p>34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,</text:p>
          </table:table-cell>
        </table:table-row>
        <table:table-row table:style-name="ro1">
          <table:table-cell office:value-type="string">
            <text:p><text:s text:c="3"/>MAPTILE_GRASS_FLOOR3,//350</text:p>
          </table:table-cell>
          <table:table-cell office:value-type="string">
            <text:p>$TILE_TYPES[</text:p>
          </table:table-cell>
          <table:table-cell office:value-type="float" office:value="350">
            <text:p>35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,//350</text:p>
          </table:table-cell>
        </table:table-row>
        <table:table-row table:style-name="ro1">
          <table:table-cell office:value-type="string">
            <text:p><text:s text:c="3"/>MAPTILE_GRASS_FLOOR4,</text:p>
          </table:table-cell>
          <table:table-cell office:value-type="string">
            <text:p>$TILE_TYPES[</text:p>
          </table:table-cell>
          <table:table-cell office:value-type="float" office:value="351">
            <text:p>35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,</text:p>
          </table:table-cell>
        </table:table-row>
        <table:table-row table:style-name="ro1">
          <table:table-cell office:value-type="string">
            <text:p><text:s text:c="3"/>MAPTILE_SOIL_FLOOR1,</text:p>
          </table:table-cell>
          <table:table-cell office:value-type="string">
            <text:p>$TILE_TYPES[</text:p>
          </table:table-cell>
          <table:table-cell office:value-type="float" office:value="352">
            <text:p>35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1,</text:p>
          </table:table-cell>
        </table:table-row>
        <table:table-row table:style-name="ro1">
          <table:table-cell office:value-type="string">
            <text:p><text:s text:c="3"/>MAPTILE_SOIL_FLOOR2,</text:p>
          </table:table-cell>
          <table:table-cell office:value-type="string">
            <text:p>$TILE_TYPES[</text:p>
          </table:table-cell>
          <table:table-cell office:value-type="float" office:value="353">
            <text:p>35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2,</text:p>
          </table:table-cell>
        </table:table-row>
        <table:table-row table:style-name="ro1">
          <table:table-cell office:value-type="string">
            <text:p><text:s text:c="3"/>MAPTILE_SOIL_FLOOR3,</text:p>
          </table:table-cell>
          <table:table-cell office:value-type="string">
            <text:p>$TILE_TYPES[</text:p>
          </table:table-cell>
          <table:table-cell office:value-type="float" office:value="354">
            <text:p>35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3,</text:p>
          </table:table-cell>
        </table:table-row>
        <table:table-row table:style-name="ro1">
          <table:table-cell office:value-type="string">
            <text:p><text:s text:c="3"/>MAPTILE_SOIL_FLOOR4,</text:p>
          </table:table-cell>
          <table:table-cell office:value-type="string">
            <text:p>$TILE_TYPES[</text:p>
          </table:table-cell>
          <table:table-cell office:value-type="float" office:value="355">
            <text:p>35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oil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4,</text:p>
          </table:table-cell>
        </table:table-row>
        <table:table-row table:style-name="ro1">
          <table:table-cell office:value-type="string">
            <text:p><text:s text:c="3"/>MAPTILE_SOIL_FLOOR1_WET,</text:p>
          </table:table-cell>
          <table:table-cell office:value-type="string">
            <text:p>$TILE_TYPES[</text:p>
          </table:table-cell>
          <table:table-cell office:value-type="float" office:value="356">
            <text:p>35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1_WET,</text:p>
          </table:table-cell>
        </table:table-row>
        <table:table-row table:style-name="ro1">
          <table:table-cell office:value-type="string">
            <text:p><text:s text:c="3"/>MAPTILE_SOIL_FLOOR2_WET,</text:p>
          </table:table-cell>
          <table:table-cell office:value-type="string">
            <text:p>$TILE_TYPES[</text:p>
          </table:table-cell>
          <table:table-cell office:value-type="float" office:value="357">
            <text:p>35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2_WET,</text:p>
          </table:table-cell>
        </table:table-row>
        <table:table-row table:style-name="ro1">
          <table:table-cell office:value-type="string">
            <text:p><text:s text:c="3"/>MAPTILE_SOIL_FLOOR3_WET,</text:p>
          </table:table-cell>
          <table:table-cell office:value-type="string">
            <text:p>$TILE_TYPES[</text:p>
          </table:table-cell>
          <table:table-cell office:value-type="float" office:value="358">
            <text:p>35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3_WET,</text:p>
          </table:table-cell>
        </table:table-row>
        <table:table-row table:style-name="ro1">
          <table:table-cell office:value-type="string">
            <text:p><text:s text:c="3"/>MAPTILE_SOIL_FLOOR4_WET,</text:p>
          </table:table-cell>
          <table:table-cell office:value-type="string">
            <text:p>$TILE_TYPES[</text:p>
          </table:table-cell>
          <table:table-cell office:value-type="float" office:value="359">
            <text:p>35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OIL_FLOOR4_WET,</text:p>
          </table:table-cell>
        </table:table-row>
        <table:table-row table:style-name="ro1">
          <table:table-cell office:value-type="string">
            <text:p><text:s text:c="3"/>MAPTILE_FROZEN_LIQUID_FORTIFICATION,</text:p>
          </table:table-cell>
          <table:table-cell office:value-type="string">
            <text:p>$TILE_TYPES[</text:p>
          </table:table-cell>
          <table:table-cell office:value-type="float" office:value="360">
            <text:p>360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FORTIFICATION,</text:p>
          </table:table-cell>
        </table:table-row>
        <table:table-row table:style-name="ro1">
          <table:table-cell office:value-type="string">
            <text:p><text:s text:c="3"/>MAPTILE_FROZEN_LIQUID_WALL_WORN1,</text:p>
          </table:table-cell>
          <table:table-cell office:value-type="string">
            <text:p>$TILE_TYPES[</text:p>
          </table:table-cell>
          <table:table-cell office:value-type="float" office:value="361">
            <text:p>36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WORN1,</text:p>
          </table:table-cell>
        </table:table-row>
        <table:table-row table:style-name="ro1">
          <table:table-cell office:value-type="string">
            <text:p><text:s text:c="3"/>MAPTILE_FROZEN_LIQUID_WALL_WORN2,</text:p>
          </table:table-cell>
          <table:table-cell office:value-type="string">
            <text:p>$TILE_TYPES[</text:p>
          </table:table-cell>
          <table:table-cell office:value-type="float" office:value="362">
            <text:p>36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WORN2,</text:p>
          </table:table-cell>
        </table:table-row>
        <table:table-row table:style-name="ro1">
          <table:table-cell office:value-type="string">
            <text:p><text:s text:c="3"/>MAPTILE_FROZEN_LIQUID_WALL_WORN3,</text:p>
          </table:table-cell>
          <table:table-cell office:value-type="string">
            <text:p>$TILE_TYPES[</text:p>
          </table:table-cell>
          <table:table-cell office:value-type="float" office:value="363">
            <text:p>36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WORN3,</text:p>
          </table:table-cell>
        </table:table-row>
        <table:table-row table:style-name="ro1">
          <table:table-cell office:value-type="string">
            <text:p><text:s text:c="3"/>MAPTILE_FROZEN_LIQUID_WALL,</text:p>
          </table:table-cell>
          <table:table-cell office:value-type="string">
            <text:p>$TILE_TYPES[</text:p>
          </table:table-cell>
          <table:table-cell office:value-type="float" office:value="364">
            <text:p>36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,</text:p>
          </table:table-cell>
        </table:table-row>
        <table:table-row table:style-name="ro1">
          <table:table-cell office:value-type="string">
            <text:p><text:s text:c="3"/>MAPTILE_RIVER_N,</text:p>
          </table:table-cell>
          <table:table-cell office:value-type="string">
            <text:p>$TILE_TYPES[</text:p>
          </table:table-cell>
          <table:table-cell office:value-type="float" office:value="365">
            <text:p>365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N,</text:p>
          </table:table-cell>
        </table:table-row>
        <table:table-row table:style-name="ro1">
          <table:table-cell office:value-type="string">
            <text:p><text:s text:c="3"/>MAPTILE_RIVER_S,</text:p>
          </table:table-cell>
          <table:table-cell office:value-type="string">
            <text:p>$TILE_TYPES[</text:p>
          </table:table-cell>
          <table:table-cell office:value-type="float" office:value="366">
            <text:p>366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,</text:p>
          </table:table-cell>
        </table:table-row>
        <table:table-row table:style-name="ro1">
          <table:table-cell office:value-type="string">
            <text:p><text:s text:c="3"/>MAPTILE_RIVER_E,</text:p>
          </table:table-cell>
          <table:table-cell office:value-type="string">
            <text:p>$TILE_TYPES[</text:p>
          </table:table-cell>
          <table:table-cell office:value-type="float" office:value="367">
            <text:p>367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E,</text:p>
          </table:table-cell>
        </table:table-row>
        <table:table-row table:style-name="ro1">
          <table:table-cell office:value-type="string">
            <text:p><text:s text:c="3"/>MAPTILE_RIVER_W,</text:p>
          </table:table-cell>
          <table:table-cell office:value-type="string">
            <text:p>$TILE_TYPES[</text:p>
          </table:table-cell>
          <table:table-cell office:value-type="float" office:value="368">
            <text:p>368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W,</text:p>
          </table:table-cell>
        </table:table-row>
        <table:table-row table:style-name="ro1">
          <table:table-cell office:value-type="string">
            <text:p><text:s text:c="3"/>MAPTILE_RIVER_NW,</text:p>
          </table:table-cell>
          <table:table-cell office:value-type="string">
            <text:p>$TILE_TYPES[</text:p>
          </table:table-cell>
          <table:table-cell office:value-type="float" office:value="369">
            <text:p>369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NW,</text:p>
          </table:table-cell>
        </table:table-row>
        <table:table-row table:style-name="ro1">
          <table:table-cell office:value-type="string">
            <text:p><text:s text:c="3"/>MAPTILE_RIVER_NE,</text:p>
          </table:table-cell>
          <table:table-cell office:value-type="string">
            <text:p>$TILE_TYPES[</text:p>
          </table:table-cell>
          <table:table-cell office:value-type="float" office:value="370">
            <text:p>370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NE,</text:p>
          </table:table-cell>
        </table:table-row>
        <table:table-row table:style-name="ro1">
          <table:table-cell office:value-type="string">
            <text:p><text:s text:c="3"/>MAPTILE_RIVER_SW,</text:p>
          </table:table-cell>
          <table:table-cell office:value-type="string">
            <text:p>$TILE_TYPES[</text:p>
          </table:table-cell>
          <table:table-cell office:value-type="float" office:value="371">
            <text:p>371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W,</text:p>
          </table:table-cell>
        </table:table-row>
        <table:table-row table:style-name="ro1">
          <table:table-cell office:value-type="string">
            <text:p><text:s text:c="3"/>MAPTILE_RIVER_SE,</text:p>
          </table:table-cell>
          <table:table-cell office:value-type="string">
            <text:p>$TILE_TYPES[</text:p>
          </table:table-cell>
          <table:table-cell office:value-type="float" office:value="372">
            <text:p>372</text:p>
          </table:table-cell>
          <table:table-cell office:value-type="string">
            <text:p>] = [</text:p>
          </table:table-cell>
          <table:table-cell office:value-type="string">
            <text:p>EMPTY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IVER_SE,</text:p>
          </table:table-cell>
        </table:table-row>
        <table:table-row table:style-name="ro1">
          <table:table-cell office:value-type="string">
            <text:p><text:s text:c="3"/>MAPTILE_STREAM_BED_WALL_N,</text:p>
          </table:table-cell>
          <table:table-cell office:value-type="string">
            <text:p>$TILE_TYPES[</text:p>
          </table:table-cell>
          <table:table-cell office:value-type="float" office:value="373">
            <text:p>37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N,</text:p>
          </table:table-cell>
        </table:table-row>
        <table:table-row table:style-name="ro1">
          <table:table-cell office:value-type="string">
            <text:p><text:s text:c="3"/>MAPTILE_STREAM_BED_WALL_S,</text:p>
          </table:table-cell>
          <table:table-cell office:value-type="string">
            <text:p>$TILE_TYPES[</text:p>
          </table:table-cell>
          <table:table-cell office:value-type="float" office:value="374">
            <text:p>37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S,</text:p>
          </table:table-cell>
        </table:table-row>
        <table:table-row table:style-name="ro1">
          <table:table-cell office:value-type="string">
            <text:p><text:s text:c="3"/>MAPTILE_STREAM_BED_WALL_E,</text:p>
          </table:table-cell>
          <table:table-cell office:value-type="string">
            <text:p>$TILE_TYPES[</text:p>
          </table:table-cell>
          <table:table-cell office:value-type="float" office:value="375">
            <text:p>37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E,</text:p>
          </table:table-cell>
        </table:table-row>
        <table:table-row table:style-name="ro1">
          <table:table-cell office:value-type="string">
            <text:p><text:s text:c="3"/>MAPTILE_STREAM_BED_WALL_W,</text:p>
          </table:table-cell>
          <table:table-cell office:value-type="string">
            <text:p>$TILE_TYPES[</text:p>
          </table:table-cell>
          <table:table-cell office:value-type="float" office:value="376">
            <text:p>37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W,</text:p>
          </table:table-cell>
        </table:table-row>
        <table:table-row table:style-name="ro1">
          <table:table-cell office:value-type="string">
            <text:p><text:s text:c="3"/>MAPTILE_STREAM_BED_WALL_NW,</text:p>
          </table:table-cell>
          <table:table-cell office:value-type="string">
            <text:p>$TILE_TYPES[</text:p>
          </table:table-cell>
          <table:table-cell office:value-type="float" office:value="377">
            <text:p>37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NW,</text:p>
          </table:table-cell>
        </table:table-row>
        <table:table-row table:style-name="ro1">
          <table:table-cell office:value-type="string">
            <text:p><text:s text:c="3"/>MAPTILE_STREAM_BED_WALL_NE,</text:p>
          </table:table-cell>
          <table:table-cell office:value-type="string">
            <text:p>$TILE_TYPES[</text:p>
          </table:table-cell>
          <table:table-cell office:value-type="float" office:value="378">
            <text:p>37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NE,</text:p>
          </table:table-cell>
        </table:table-row>
        <table:table-row table:style-name="ro1">
          <table:table-cell office:value-type="string">
            <text:p><text:s text:c="3"/>MAPTILE_STREAM_BED_WALL_SW,</text:p>
          </table:table-cell>
          <table:table-cell office:value-type="string">
            <text:p>$TILE_TYPES[</text:p>
          </table:table-cell>
          <table:table-cell office:value-type="float" office:value="379">
            <text:p>37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SW,</text:p>
          </table:table-cell>
        </table:table-row>
        <table:table-row table:style-name="ro1">
          <table:table-cell office:value-type="string">
            <text:p><text:s text:c="3"/>MAPTILE_STREAM_BED_WALL_SE,</text:p>
          </table:table-cell>
          <table:table-cell office:value-type="string">
            <text:p>$TILE_TYPES[</text:p>
          </table:table-cell>
          <table:table-cell office:value-type="float" office:value="380">
            <text:p>38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WALL_SE,</text:p>
          </table:table-cell>
        </table:table-row>
        <table:table-row table:style-name="ro1">
          <table:table-cell office:value-type="string">
            <text:p><text:s text:c="3"/>MAPTILE_STREAM_BED_TOP,</text:p>
          </table:table-cell>
          <table:table-cell office:value-type="string">
            <text:p>$TILE_TYPES[</text:p>
          </table:table-cell>
          <table:table-cell office:value-type="float" office:value="381">
            <text:p>38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wat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REAM_BED_TOP,</text:p>
          </table:table-cell>
        </table:table-row>
        <table:table-row table:style-name="ro1">
          <table:table-cell office:value-type="string">
            <text:p><text:s text:c="3"/>MAPTILE_GRASS_FLOOR1_DRY,</text:p>
          </table:table-cell>
          <table:table-cell office:value-type="string">
            <text:p>$TILE_TYPES[</text:p>
          </table:table-cell>
          <table:table-cell office:value-type="float" office:value="387">
            <text:p>38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_DRY,</text:p>
          </table:table-cell>
        </table:table-row>
        <table:table-row table:style-name="ro1">
          <table:table-cell office:value-type="string">
            <text:p><text:s text:c="3"/>MAPTILE_GRASS_FLOOR2_DRY,</text:p>
          </table:table-cell>
          <table:table-cell office:value-type="string">
            <text:p>$TILE_TYPES[</text:p>
          </table:table-cell>
          <table:table-cell office:value-type="float" office:value="388">
            <text:p>38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_DRY,</text:p>
          </table:table-cell>
        </table:table-row>
        <table:table-row table:style-name="ro1">
          <table:table-cell office:value-type="string">
            <text:p><text:s text:c="3"/>MAPTILE_GRASS_FLOOR3_DRY,</text:p>
          </table:table-cell>
          <table:table-cell office:value-type="string">
            <text:p>$TILE_TYPES[</text:p>
          </table:table-cell>
          <table:table-cell office:value-type="float" office:value="389">
            <text:p>38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_DRY,</text:p>
          </table:table-cell>
        </table:table-row>
        <table:table-row table:style-name="ro1">
          <table:table-cell office:value-type="string">
            <text:p><text:s text:c="3"/>MAPTILE_GRASS_FLOOR4_DRY,//390</text:p>
          </table:table-cell>
          <table:table-cell office:value-type="string">
            <text:p>$TILE_TYPES[</text:p>
          </table:table-cell>
          <table:table-cell office:value-type="float" office:value="390">
            <text:p>39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_dry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_DRY,//390</text:p>
          </table:table-cell>
        </table:table-row>
        <table:table-row table:style-name="ro1">
          <table:table-cell office:value-type="string">
            <text:p><text:s text:c="3"/>MAPTILE_TREE_DEAD,</text:p>
          </table:table-cell>
          <table:table-cell office:value-type="string">
            <text:p>$TILE_TYPES[</text:p>
          </table:table-cell>
          <table:table-cell office:value-type="float" office:value="391">
            <text:p>391</text:p>
          </table:table-cell>
          <table:table-cell office:value-type="string">
            <text:p>] = [</text:p>
          </table:table-cell>
          <table:table-cell office:value-type="string">
            <text:p>TREE</text:p>
          </table:table-cell>
          <table:table-cell office:value-type="string">
            <text:p>,</text:p>
          </table:table-cell>
          <table:table-cell office:value-type="string">
            <text:p>tree_dead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TREE_DEAD,</text:p>
          </table:table-cell>
        </table:table-row>
        <table:table-row table:style-name="ro1">
          <table:table-cell office:value-type="string">
            <text:p><text:s text:c="3"/>MAPTILE_SAPLING_DEAD,</text:p>
          </table:table-cell>
          <table:table-cell office:value-type="string">
            <text:p>$TILE_TYPES[</text:p>
          </table:table-cell>
          <table:table-cell office:value-type="float" office:value="392">
            <text:p>392</text:p>
          </table:table-cell>
          <table:table-cell office:value-type="string">
            <text:p>] = [</text:p>
          </table:table-cell>
          <table:table-cell office:value-type="string">
            <text:p>SAPLING</text:p>
          </table:table-cell>
          <table:table-cell office:value-type="string">
            <text:p>,</text:p>
          </table:table-cell>
          <table:table-cell office:value-type="string">
            <text:p>sapling_dead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APLING_DEAD,</text:p>
          </table:table-cell>
        </table:table-row>
        <table:table-row table:style-name="ro1">
          <table:table-cell office:value-type="string">
            <text:p><text:s text:c="3"/>MAPTILE_SHRUB_DEAD,</text:p>
          </table:table-cell>
          <table:table-cell office:value-type="string">
            <text:p>$TILE_TYPES[</text:p>
          </table:table-cell>
          <table:table-cell office:value-type="float" office:value="393">
            <text:p>393</text:p>
          </table:table-cell>
          <table:table-cell office:value-type="string">
            <text:p>] = [</text:p>
          </table:table-cell>
          <table:table-cell office:value-type="string">
            <text:p>SHRUB</text:p>
          </table:table-cell>
          <table:table-cell office:value-type="string">
            <text:p>,</text:p>
          </table:table-cell>
          <table:table-cell office:value-type="string">
            <text:p>shrub_dead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HRUB_DEAD,</text:p>
          </table:table-cell>
        </table:table-row>
        <table:table-row table:style-name="ro1">
          <table:table-cell office:value-type="string">
            <text:p><text:s text:c="3"/>MAPTILE_GRASS_FLOOR1_DEAD,</text:p>
          </table:table-cell>
          <table:table-cell office:value-type="string">
            <text:p>$TILE_TYPES[</text:p>
          </table:table-cell>
          <table:table-cell office:value-type="float" office:value="394">
            <text:p>39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_DEAD,</text:p>
          </table:table-cell>
        </table:table-row>
        <table:table-row table:style-name="ro1">
          <table:table-cell office:value-type="string">
            <text:p><text:s text:c="3"/>MAPTILE_GRASS_FLOOR2_DEAD,</text:p>
          </table:table-cell>
          <table:table-cell office:value-type="string">
            <text:p>$TILE_TYPES[</text:p>
          </table:table-cell>
          <table:table-cell office:value-type="float" office:value="395">
            <text:p>39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_DEAD,</text:p>
          </table:table-cell>
        </table:table-row>
        <table:table-row table:style-name="ro1">
          <table:table-cell office:value-type="string">
            <text:p><text:s text:c="3"/>MAPTILE_GRASS_FLOOR3_DEAD,</text:p>
          </table:table-cell>
          <table:table-cell office:value-type="string">
            <text:p>$TILE_TYPES[</text:p>
          </table:table-cell>
          <table:table-cell office:value-type="float" office:value="396">
            <text:p>39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_DEAD,</text:p>
          </table:table-cell>
        </table:table-row>
        <table:table-row table:style-name="ro1">
          <table:table-cell office:value-type="string">
            <text:p><text:s text:c="3"/>MAPTILE_GRASS_FLOOR4_DEAD,</text:p>
          </table:table-cell>
          <table:table-cell office:value-type="string">
            <text:p>$TILE_TYPES[</text:p>
          </table:table-cell>
          <table:table-cell office:value-type="float" office:value="397">
            <text:p>39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_DEAD,</text:p>
          </table:table-cell>
        </table:table-row>
        <table:table-row table:style-name="ro1">
          <table:table-cell office:value-type="string">
            <text:p><text:s text:c="3"/>MAPTILE_GRASS_FLOOR1B,</text:p>
          </table:table-cell>
          <table:table-cell office:value-type="string">
            <text:p>$TILE_TYPES[</text:p>
          </table:table-cell>
          <table:table-cell office:value-type="float" office:value="398">
            <text:p>39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0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1B,</text:p>
          </table:table-cell>
        </table:table-row>
        <table:table-row table:style-name="ro1">
          <table:table-cell office:value-type="string">
            <text:p><text:s text:c="3"/>MAPTILE_GRASS_FLOOR2B,</text:p>
          </table:table-cell>
          <table:table-cell office:value-type="string">
            <text:p>$TILE_TYPES[</text:p>
          </table:table-cell>
          <table:table-cell office:value-type="float" office:value="399">
            <text:p>39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1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2B,</text:p>
          </table:table-cell>
        </table:table-row>
        <table:table-row table:style-name="ro1">
          <table:table-cell office:value-type="string">
            <text:p><text:s text:c="3"/>MAPTILE_GRASS_FLOOR3B,//400</text:p>
          </table:table-cell>
          <table:table-cell office:value-type="string">
            <text:p>$TILE_TYPES[</text:p>
          </table:table-cell>
          <table:table-cell office:value-type="float" office:value="400">
            <text:p>40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2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3B,//400</text:p>
          </table:table-cell>
        </table:table-row>
        <table:table-row table:style-name="ro1">
          <table:table-cell office:value-type="string">
            <text:p><text:s text:c="3"/>MAPTILE_GRASS_FLOOR4B,</text:p>
          </table:table-cell>
          <table:table-cell office:value-type="string">
            <text:p>$TILE_TYPES[</text:p>
          </table:table-cell>
          <table:table-cell office:value-type="float" office:value="401">
            <text:p>40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grassb</text:p>
          </table:table-cell>
          <table:table-cell office:value-type="string">
            <text:p>,</text:p>
          </table:table-cell>
          <table:table-cell office:value-type="string">
            <text:p>$light_variance[3]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GRASS_FLOOR4B,</text:p>
          </table:table-cell>
        </table:table-row>
        <table:table-row table:style-name="ro1">
          <table:table-cell office:value-type="string">
            <text:p><text:s text:c="3"/>MAPTILE_STONE_BOULDER,</text:p>
          </table:table-cell>
          <table:table-cell office:value-type="string">
            <text:p>$TILE_TYPES[</text:p>
          </table:table-cell>
          <table:table-cell office:value-type="float" office:value="402">
            <text:p>402</text:p>
          </table:table-cell>
          <table:table-cell office:value-type="string">
            <text:p>] = [</text:p>
          </table:table-cell>
          <table:table-cell office:value-type="string">
            <text:p>BOULDER</text:p>
          </table:table-cell>
          <table:table-cell office:value-type="string">
            <text:p>,</text:p>
          </table:table-cell>
          <table:table-cell office:value-type="string">
            <text:p>boulder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BOULDER,</text:p>
          </table:table-cell>
        </table:table-row>
        <table:table-row table:style-name="ro1">
          <table:table-cell office:value-type="string">
            <text:p><text:s text:c="3"/>MAPTILE_LAVASTONE_BOULDER,</text:p>
          </table:table-cell>
          <table:table-cell office:value-type="string">
            <text:p>$TILE_TYPES[</text:p>
          </table:table-cell>
          <table:table-cell office:value-type="float" office:value="403">
            <text:p>40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BOULDER,</text:p>
          </table:table-cell>
        </table:table-row>
        <table:table-row table:style-name="ro1">
          <table:table-cell office:value-type="string">
            <text:p><text:s text:c="3"/>MAPTILE_FEATSTONE_BOULDER,</text:p>
          </table:table-cell>
          <table:table-cell office:value-type="string">
            <text:p>$TILE_TYPES[</text:p>
          </table:table-cell>
          <table:table-cell office:value-type="float" office:value="404">
            <text:p>40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BOULDER,</text:p>
          </table:table-cell>
        </table:table-row>
        <table:table-row table:style-name="ro1">
          <table:table-cell office:value-type="string">
            <text:p><text:s text:c="3"/>MAPTILE_STONE_PEBBLE1,</text:p>
          </table:table-cell>
          <table:table-cell office:value-type="string">
            <text:p>$TILE_TYPES[</text:p>
          </table:table-cell>
          <table:table-cell office:value-type="float" office:value="405">
            <text:p>40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1,</text:p>
          </table:table-cell>
        </table:table-row>
        <table:table-row table:style-name="ro1">
          <table:table-cell office:value-type="string">
            <text:p><text:s text:c="3"/>MAPTILE_STONE_PEBBLE2,</text:p>
          </table:table-cell>
          <table:table-cell office:value-type="string">
            <text:p>$TILE_TYPES[</text:p>
          </table:table-cell>
          <table:table-cell office:value-type="float" office:value="406">
            <text:p>40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2,</text:p>
          </table:table-cell>
        </table:table-row>
        <table:table-row table:style-name="ro1">
          <table:table-cell office:value-type="string">
            <text:p><text:s text:c="3"/>MAPTILE_STONE_PEBBLE3,</text:p>
          </table:table-cell>
          <table:table-cell office:value-type="string">
            <text:p>$TILE_TYPES[</text:p>
          </table:table-cell>
          <table:table-cell office:value-type="float" office:value="407">
            <text:p>40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3,</text:p>
          </table:table-cell>
        </table:table-row>
        <table:table-row table:style-name="ro1">
          <table:table-cell office:value-type="string">
            <text:p><text:s text:c="3"/>MAPTILE_STONE_PEBBLE4,</text:p>
          </table:table-cell>
          <table:table-cell office:value-type="string">
            <text:p>$TILE_TYPES[</text:p>
          </table:table-cell>
          <table:table-cell office:value-type="float" office:value="408">
            <text:p>40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ONE_PEBBLE4,</text:p>
          </table:table-cell>
        </table:table-row>
        <table:table-row table:style-name="ro1">
          <table:table-cell office:value-type="string">
            <text:p><text:s text:c="3"/>MAPTILE_LAVASTONE_PEBBLE1,</text:p>
          </table:table-cell>
          <table:table-cell office:value-type="string">
            <text:p>$TILE_TYPES[</text:p>
          </table:table-cell>
          <table:table-cell office:value-type="float" office:value="409">
            <text:p>40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1,</text:p>
          </table:table-cell>
        </table:table-row>
        <table:table-row table:style-name="ro1">
          <table:table-cell office:value-type="string">
            <text:p><text:s text:c="3"/>MAPTILE_LAVASTONE_PEBBLE2,</text:p>
          </table:table-cell>
          <table:table-cell office:value-type="string">
            <text:p>$TILE_TYPES[</text:p>
          </table:table-cell>
          <table:table-cell office:value-type="float" office:value="410">
            <text:p>410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2,</text:p>
          </table:table-cell>
        </table:table-row>
        <table:table-row table:style-name="ro1">
          <table:table-cell office:value-type="string">
            <text:p><text:s text:c="3"/>MAPTILE_LAVASTONE_PEBBLE3,</text:p>
          </table:table-cell>
          <table:table-cell office:value-type="string">
            <text:p>$TILE_TYPES[</text:p>
          </table:table-cell>
          <table:table-cell office:value-type="float" office:value="411">
            <text:p>41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3,</text:p>
          </table:table-cell>
        </table:table-row>
        <table:table-row table:style-name="ro1">
          <table:table-cell office:value-type="string">
            <text:p><text:s text:c="3"/>MAPTILE_LAVASTONE_PEBBLE4,</text:p>
          </table:table-cell>
          <table:table-cell office:value-type="string">
            <text:p>$TILE_TYPES[</text:p>
          </table:table-cell>
          <table:table-cell office:value-type="float" office:value="412">
            <text:p>41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obsidia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LAVASTONE_PEBBLE4,</text:p>
          </table:table-cell>
        </table:table-row>
        <table:table-row table:style-name="ro1">
          <table:table-cell office:value-type="string">
            <text:p><text:s text:c="3"/>MAPTILE_FEATSTONE_PEBBLE1,</text:p>
          </table:table-cell>
          <table:table-cell office:value-type="string">
            <text:p>$TILE_TYPES[</text:p>
          </table:table-cell>
          <table:table-cell office:value-type="float" office:value="413">
            <text:p>41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1,</text:p>
          </table:table-cell>
        </table:table-row>
        <table:table-row table:style-name="ro1">
          <table:table-cell office:value-type="string">
            <text:p><text:s text:c="3"/>MAPTILE_FEATSTONE_PEBBLE2,</text:p>
          </table:table-cell>
          <table:table-cell office:value-type="string">
            <text:p>$TILE_TYPES[</text:p>
          </table:table-cell>
          <table:table-cell office:value-type="float" office:value="414">
            <text:p>41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2,</text:p>
          </table:table-cell>
        </table:table-row>
        <table:table-row table:style-name="ro1">
          <table:table-cell office:value-type="string">
            <text:p><text:s text:c="3"/>MAPTILE_FEATSTONE_PEBBLE3,</text:p>
          </table:table-cell>
          <table:table-cell office:value-type="string">
            <text:p>$TILE_TYPES[</text:p>
          </table:table-cell>
          <table:table-cell office:value-type="float" office:value="415">
            <text:p>41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3,</text:p>
          </table:table-cell>
        </table:table-row>
        <table:table-row table:style-name="ro1">
          <table:table-cell office:value-type="string">
            <text:p><text:s text:c="3"/>MAPTILE_FEATSTONE_PEBBLE4,</text:p>
          </table:table-cell>
          <table:table-cell office:value-type="string">
            <text:p>$TILE_TYPES[</text:p>
          </table:table-cell>
          <table:table-cell office:value-type="float" office:value="416">
            <text:p>41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EATSTONE_PEBBLE4,</text:p>
          </table:table-cell>
        </table:table-row>
        <table:table-row table:style-name="ro1">
          <table:table-cell office:value-type="string">
            <text:p><text:s text:c="3"/>MAPTILE_MINSTONE_WALL_DET_RD2,</text:p>
          </table:table-cell>
          <table:table-cell office:value-type="string">
            <text:p>$TILE_TYPES[</text:p>
          </table:table-cell>
          <table:table-cell office:value-type="float" office:value="417">
            <text:p>41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D2,</text:p>
          </table:table-cell>
        </table:table-row>
        <table:table-row table:style-name="ro1">
          <table:table-cell office:value-type="string">
            <text:p><text:s text:c="3"/>MAPTILE_MINSTONE_WALL_DET_R2D,</text:p>
          </table:table-cell>
          <table:table-cell office:value-type="string">
            <text:p>$TILE_TYPES[</text:p>
          </table:table-cell>
          <table:table-cell office:value-type="float" office:value="418">
            <text:p>41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2D,</text:p>
          </table:table-cell>
        </table:table-row>
        <table:table-row table:style-name="ro1">
          <table:table-cell office:value-type="string">
            <text:p><text:s text:c="3"/>MAPTILE_MINSTONE_WALL_DET_R2U,</text:p>
          </table:table-cell>
          <table:table-cell office:value-type="string">
            <text:p>$TILE_TYPES[</text:p>
          </table:table-cell>
          <table:table-cell office:value-type="float" office:value="419">
            <text:p>41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2U,</text:p>
          </table:table-cell>
        </table:table-row>
        <table:table-row table:style-name="ro1">
          <table:table-cell office:value-type="string">
            <text:p><text:s text:c="3"/>MAPTILE_MINSTONE_WALL_DET_RU2,</text:p>
          </table:table-cell>
          <table:table-cell office:value-type="string">
            <text:p>$TILE_TYPES[</text:p>
          </table:table-cell>
          <table:table-cell office:value-type="float" office:value="420">
            <text:p>42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U2,</text:p>
          </table:table-cell>
        </table:table-row>
        <table:table-row table:style-name="ro1">
          <table:table-cell office:value-type="string">
            <text:p><text:s text:c="3"/>MAPTILE_MINSTONE_WALL_DET_L2U,</text:p>
          </table:table-cell>
          <table:table-cell office:value-type="string">
            <text:p>$TILE_TYPES[</text:p>
          </table:table-cell>
          <table:table-cell office:value-type="float" office:value="421">
            <text:p>42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2U,</text:p>
          </table:table-cell>
        </table:table-row>
        <table:table-row table:style-name="ro1">
          <table:table-cell office:value-type="string">
            <text:p><text:s text:c="3"/>MAPTILE_MINSTONE_WALL_DET_LU2,</text:p>
          </table:table-cell>
          <table:table-cell office:value-type="string">
            <text:p>$TILE_TYPES[</text:p>
          </table:table-cell>
          <table:table-cell office:value-type="float" office:value="422">
            <text:p>42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U2,</text:p>
          </table:table-cell>
        </table:table-row>
        <table:table-row table:style-name="ro1">
          <table:table-cell office:value-type="string">
            <text:p><text:s text:c="3"/>MAPTILE_MINSTONE_WALL_DET_L2D,</text:p>
          </table:table-cell>
          <table:table-cell office:value-type="string">
            <text:p>$TILE_TYPES[</text:p>
          </table:table-cell>
          <table:table-cell office:value-type="float" office:value="423">
            <text:p>42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2D,</text:p>
          </table:table-cell>
        </table:table-row>
        <table:table-row table:style-name="ro1">
          <table:table-cell office:value-type="string">
            <text:p><text:s text:c="3"/>MAPTILE_MINSTONE_WALL_DET_LD2,</text:p>
          </table:table-cell>
          <table:table-cell office:value-type="string">
            <text:p>$TILE_TYPES[</text:p>
          </table:table-cell>
          <table:table-cell office:value-type="float" office:value="424">
            <text:p>42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D2,</text:p>
          </table:table-cell>
        </table:table-row>
        <table:table-row table:style-name="ro1">
          <table:table-cell office:value-type="string">
            <text:p><text:s text:c="3"/>MAPTILE_MINSTONE_WALL_DET_LRUD,</text:p>
          </table:table-cell>
          <table:table-cell office:value-type="string">
            <text:p>$TILE_TYPES[</text:p>
          </table:table-cell>
          <table:table-cell office:value-type="float" office:value="425">
            <text:p>42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UD,</text:p>
          </table:table-cell>
        </table:table-row>
        <table:table-row table:style-name="ro1">
          <table:table-cell office:value-type="string">
            <text:p><text:s text:c="3"/>MAPTILE_MINSTONE_WALL_DET_RUD,</text:p>
          </table:table-cell>
          <table:table-cell office:value-type="string">
            <text:p>$TILE_TYPES[</text:p>
          </table:table-cell>
          <table:table-cell office:value-type="float" office:value="426">
            <text:p>42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UD,</text:p>
          </table:table-cell>
        </table:table-row>
        <table:table-row table:style-name="ro1">
          <table:table-cell office:value-type="string">
            <text:p><text:s text:c="3"/>MAPTILE_MINSTONE_WALL_DET_LRD,</text:p>
          </table:table-cell>
          <table:table-cell office:value-type="string">
            <text:p>$TILE_TYPES[</text:p>
          </table:table-cell>
          <table:table-cell office:value-type="float" office:value="427">
            <text:p>42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D,</text:p>
          </table:table-cell>
        </table:table-row>
        <table:table-row table:style-name="ro1">
          <table:table-cell office:value-type="string">
            <text:p><text:s text:c="3"/>MAPTILE_MINSTONE_WALL_DET_LRU,</text:p>
          </table:table-cell>
          <table:table-cell office:value-type="string">
            <text:p>$TILE_TYPES[</text:p>
          </table:table-cell>
          <table:table-cell office:value-type="float" office:value="428">
            <text:p>42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U,</text:p>
          </table:table-cell>
        </table:table-row>
        <table:table-row table:style-name="ro1">
          <table:table-cell office:value-type="string">
            <text:p><text:s text:c="3"/>MAPTILE_MINSTONE_WALL_DET_LUD,</text:p>
          </table:table-cell>
          <table:table-cell office:value-type="string">
            <text:p>$TILE_TYPES[</text:p>
          </table:table-cell>
          <table:table-cell office:value-type="float" office:value="429">
            <text:p>42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UD,</text:p>
          </table:table-cell>
        </table:table-row>
        <table:table-row table:style-name="ro1">
          <table:table-cell office:value-type="string">
            <text:p><text:s text:c="3"/>MAPTILE_MINSTONE_WALL_DET_RD,</text:p>
          </table:table-cell>
          <table:table-cell office:value-type="string">
            <text:p>$TILE_TYPES[</text:p>
          </table:table-cell>
          <table:table-cell office:value-type="float" office:value="430">
            <text:p>43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D,</text:p>
          </table:table-cell>
        </table:table-row>
        <table:table-row table:style-name="ro1">
          <table:table-cell office:value-type="string">
            <text:p><text:s text:c="3"/>MAPTILE_MINSTONE_WALL_DET_RU,</text:p>
          </table:table-cell>
          <table:table-cell office:value-type="string">
            <text:p>$TILE_TYPES[</text:p>
          </table:table-cell>
          <table:table-cell office:value-type="float" office:value="431">
            <text:p>43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RU,</text:p>
          </table:table-cell>
        </table:table-row>
        <table:table-row table:style-name="ro1">
          <table:table-cell office:value-type="string">
            <text:p><text:s text:c="3"/>MAPTILE_MINSTONE_WALL_DET_LU,</text:p>
          </table:table-cell>
          <table:table-cell office:value-type="string">
            <text:p>$TILE_TYPES[</text:p>
          </table:table-cell>
          <table:table-cell office:value-type="float" office:value="432">
            <text:p>43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U,</text:p>
          </table:table-cell>
        </table:table-row>
        <table:table-row table:style-name="ro1">
          <table:table-cell office:value-type="string">
            <text:p><text:s text:c="3"/>MAPTILE_MINSTONE_WALL_DET_LD,</text:p>
          </table:table-cell>
          <table:table-cell office:value-type="string">
            <text:p>$TILE_TYPES[</text:p>
          </table:table-cell>
          <table:table-cell office:value-type="float" office:value="433">
            <text:p>43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D,</text:p>
          </table:table-cell>
        </table:table-row>
        <table:table-row table:style-name="ro1">
          <table:table-cell office:value-type="string">
            <text:p><text:s text:c="3"/>MAPTILE_MINSTONE_WALL_DET_UD,</text:p>
          </table:table-cell>
          <table:table-cell office:value-type="string">
            <text:p>$TILE_TYPES[</text:p>
          </table:table-cell>
          <table:table-cell office:value-type="float" office:value="434">
            <text:p>43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UD,</text:p>
          </table:table-cell>
        </table:table-row>
        <table:table-row table:style-name="ro1">
          <table:table-cell office:value-type="string">
            <text:p><text:s text:c="3"/>MAPTILE_MINSTONE_WALL_DET_LR,</text:p>
          </table:table-cell>
          <table:table-cell office:value-type="string">
            <text:p>$TILE_TYPES[</text:p>
          </table:table-cell>
          <table:table-cell office:value-type="float" office:value="435">
            <text:p>43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DET_LR,</text:p>
          </table:table-cell>
        </table:table-row>
        <table:table-row table:style-name="ro1">
          <table:table-cell office:value-type="string">
            <text:p><text:s text:c="3"/>MAPTILE_MINSTONE_FORTIFICATION,</text:p>
          </table:table-cell>
          <table:table-cell office:value-type="string">
            <text:p>$TILE_TYPES[</text:p>
          </table:table-cell>
          <table:table-cell office:value-type="float" office:value="436">
            <text:p>436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ORTIFICATION,</text:p>
          </table:table-cell>
        </table:table-row>
        <table:table-row table:style-name="ro1">
          <table:table-cell office:value-type="string">
            <text:p><text:s text:c="3"/>MAPTILE_MINSTONE_WALL_WORN1,</text:p>
          </table:table-cell>
          <table:table-cell office:value-type="string">
            <text:p>$TILE_TYPES[</text:p>
          </table:table-cell>
          <table:table-cell office:value-type="float" office:value="437">
            <text:p>43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WORN1,</text:p>
          </table:table-cell>
        </table:table-row>
        <table:table-row table:style-name="ro1">
          <table:table-cell office:value-type="string">
            <text:p><text:s text:c="3"/>MAPTILE_MINSTONE_WALL_WORN2,</text:p>
          </table:table-cell>
          <table:table-cell office:value-type="string">
            <text:p>$TILE_TYPES[</text:p>
          </table:table-cell>
          <table:table-cell office:value-type="float" office:value="438">
            <text:p>43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WORN2,</text:p>
          </table:table-cell>
        </table:table-row>
        <table:table-row table:style-name="ro1">
          <table:table-cell office:value-type="string">
            <text:p><text:s text:c="3"/>MAPTILE_MINSTONE_WALL_WORN3,</text:p>
          </table:table-cell>
          <table:table-cell office:value-type="string">
            <text:p>$TILE_TYPES[</text:p>
          </table:table-cell>
          <table:table-cell office:value-type="float" office:value="439">
            <text:p>43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_WORN3,</text:p>
          </table:table-cell>
        </table:table-row>
        <table:table-row table:style-name="ro1">
          <table:table-cell office:value-type="string">
            <text:p><text:s text:c="3"/>MAPTILE_MINSTONE_WALL,</text:p>
          </table:table-cell>
          <table:table-cell office:value-type="string">
            <text:p>$TILE_TYPES[</text:p>
          </table:table-cell>
          <table:table-cell office:value-type="float" office:value="440">
            <text:p>44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WALL,</text:p>
          </table:table-cell>
        </table:table-row>
        <table:table-row table:style-name="ro1">
          <table:table-cell office:value-type="string">
            <text:p><text:s text:c="3"/>MAPTILE_MINSTONE_FLOOR1,</text:p>
          </table:table-cell>
          <table:table-cell office:value-type="string">
            <text:p>$TILE_TYPES[</text:p>
          </table:table-cell>
          <table:table-cell office:value-type="float" office:value="441">
            <text:p>441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1,</text:p>
          </table:table-cell>
        </table:table-row>
        <table:table-row table:style-name="ro1">
          <table:table-cell office:value-type="string">
            <text:p><text:s text:c="3"/>MAPTILE_MINSTONE_FLOOR2,</text:p>
          </table:table-cell>
          <table:table-cell office:value-type="string">
            <text:p>$TILE_TYPES[</text:p>
          </table:table-cell>
          <table:table-cell office:value-type="float" office:value="442">
            <text:p>442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2,</text:p>
          </table:table-cell>
        </table:table-row>
        <table:table-row table:style-name="ro1">
          <table:table-cell office:value-type="string">
            <text:p><text:s text:c="3"/>MAPTILE_MINSTONE_FLOOR3,</text:p>
          </table:table-cell>
          <table:table-cell office:value-type="string">
            <text:p>$TILE_TYPES[</text:p>
          </table:table-cell>
          <table:table-cell office:value-type="float" office:value="443">
            <text:p>44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3,</text:p>
          </table:table-cell>
        </table:table-row>
        <table:table-row table:style-name="ro1">
          <table:table-cell office:value-type="string">
            <text:p><text:s text:c="3"/>MAPTILE_MINSTONE_FLOOR4,</text:p>
          </table:table-cell>
          <table:table-cell office:value-type="string">
            <text:p>$TILE_TYPES[</text:p>
          </table:table-cell>
          <table:table-cell office:value-type="float" office:value="444">
            <text:p>444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FLOOR4,</text:p>
          </table:table-cell>
        </table:table-row>
        <table:table-row table:style-name="ro1">
          <table:table-cell office:value-type="string">
            <text:p><text:s text:c="3"/>MAPTILE_MINSTONE_BOULDER,</text:p>
          </table:table-cell>
          <table:table-cell office:value-type="string">
            <text:p>$TILE_TYPES[</text:p>
          </table:table-cell>
          <table:table-cell office:value-type="float" office:value="445">
            <text:p>445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BOULDER,</text:p>
          </table:table-cell>
        </table:table-row>
        <table:table-row table:style-name="ro1">
          <table:table-cell office:value-type="string">
            <text:p><text:s text:c="3"/>MAPTILE_MINSTONE_PEBBLE1,</text:p>
          </table:table-cell>
          <table:table-cell office:value-type="string">
            <text:p>$TILE_TYPES[</text:p>
          </table:table-cell>
          <table:table-cell office:value-type="float" office:value="446">
            <text:p>446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1,</text:p>
          </table:table-cell>
        </table:table-row>
        <table:table-row table:style-name="ro1">
          <table:table-cell office:value-type="string">
            <text:p><text:s text:c="3"/>MAPTILE_MINSTONE_PEBBLE2,</text:p>
          </table:table-cell>
          <table:table-cell office:value-type="string">
            <text:p>$TILE_TYPES[</text:p>
          </table:table-cell>
          <table:table-cell office:value-type="float" office:value="447">
            <text:p>447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2,</text:p>
          </table:table-cell>
        </table:table-row>
        <table:table-row table:style-name="ro1">
          <table:table-cell office:value-type="string">
            <text:p><text:s text:c="3"/>MAPTILE_MINSTONE_PEBBLE3,</text:p>
          </table:table-cell>
          <table:table-cell office:value-type="string">
            <text:p>$TILE_TYPES[</text:p>
          </table:table-cell>
          <table:table-cell office:value-type="float" office:value="448">
            <text:p>448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3,</text:p>
          </table:table-cell>
        </table:table-row>
        <table:table-row table:style-name="ro1">
          <table:table-cell office:value-type="string">
            <text:p><text:s text:c="3"/>MAPTILE_MINSTONE_PEBBLE4,</text:p>
          </table:table-cell>
          <table:table-cell office:value-type="string">
            <text:p>$TILE_TYPES[</text:p>
          </table:table-cell>
          <table:table-cell office:value-type="float" office:value="449">
            <text:p>449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minstone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MINSTONE_PEBBLE4,</text:p>
          </table:table-cell>
        </table:table-row>
        <table:table-row table:style-name="ro1">
          <table:table-cell office:value-type="string">
            <text:p><text:s text:c="3"/>MAPTILE_FROZEN_LIQUID_WALL_DET_RD2,//450</text:p>
          </table:table-cell>
          <table:table-cell office:value-type="string">
            <text:p>$TILE_TYPES[</text:p>
          </table:table-cell>
          <table:table-cell office:value-type="float" office:value="450">
            <text:p>45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D2,//450</text:p>
          </table:table-cell>
        </table:table-row>
        <table:table-row table:style-name="ro1">
          <table:table-cell office:value-type="string">
            <text:p><text:s text:c="3"/>MAPTILE_FROZEN_LIQUID_WALL_DET_R2D,</text:p>
          </table:table-cell>
          <table:table-cell office:value-type="string">
            <text:p>$TILE_TYPES[</text:p>
          </table:table-cell>
          <table:table-cell office:value-type="float" office:value="451">
            <text:p>45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2D,</text:p>
          </table:table-cell>
        </table:table-row>
        <table:table-row table:style-name="ro1">
          <table:table-cell office:value-type="string">
            <text:p><text:s text:c="3"/>MAPTILE_FROZEN_LIQUID_WALL_DET_R2U,</text:p>
          </table:table-cell>
          <table:table-cell office:value-type="string">
            <text:p>$TILE_TYPES[</text:p>
          </table:table-cell>
          <table:table-cell office:value-type="float" office:value="452">
            <text:p>45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2U,</text:p>
          </table:table-cell>
        </table:table-row>
        <table:table-row table:style-name="ro1">
          <table:table-cell office:value-type="string">
            <text:p><text:s text:c="3"/>MAPTILE_FROZEN_LIQUID_WALL_DET_RU2,</text:p>
          </table:table-cell>
          <table:table-cell office:value-type="string">
            <text:p>$TILE_TYPES[</text:p>
          </table:table-cell>
          <table:table-cell office:value-type="float" office:value="453">
            <text:p>45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U2,</text:p>
          </table:table-cell>
        </table:table-row>
        <table:table-row table:style-name="ro1">
          <table:table-cell office:value-type="string">
            <text:p><text:s text:c="3"/>MAPTILE_FROZEN_LIQUID_WALL_DET_L2U,</text:p>
          </table:table-cell>
          <table:table-cell office:value-type="string">
            <text:p>$TILE_TYPES[</text:p>
          </table:table-cell>
          <table:table-cell office:value-type="float" office:value="454">
            <text:p>45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2U,</text:p>
          </table:table-cell>
        </table:table-row>
        <table:table-row table:style-name="ro1">
          <table:table-cell office:value-type="string">
            <text:p><text:s text:c="3"/>MAPTILE_FROZEN_LIQUID_WALL_DET_LU2,</text:p>
          </table:table-cell>
          <table:table-cell office:value-type="string">
            <text:p>$TILE_TYPES[</text:p>
          </table:table-cell>
          <table:table-cell office:value-type="float" office:value="455">
            <text:p>45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U2,</text:p>
          </table:table-cell>
        </table:table-row>
        <table:table-row table:style-name="ro1">
          <table:table-cell office:value-type="string">
            <text:p><text:s text:c="3"/>MAPTILE_FROZEN_LIQUID_WALL_DET_L2D,</text:p>
          </table:table-cell>
          <table:table-cell office:value-type="string">
            <text:p>$TILE_TYPES[</text:p>
          </table:table-cell>
          <table:table-cell office:value-type="float" office:value="456">
            <text:p>45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2D,</text:p>
          </table:table-cell>
        </table:table-row>
        <table:table-row table:style-name="ro1">
          <table:table-cell office:value-type="string">
            <text:p><text:s text:c="3"/>MAPTILE_FROZEN_LIQUID_WALL_DET_LD2,</text:p>
          </table:table-cell>
          <table:table-cell office:value-type="string">
            <text:p>$TILE_TYPES[</text:p>
          </table:table-cell>
          <table:table-cell office:value-type="float" office:value="457">
            <text:p>45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D2,</text:p>
          </table:table-cell>
        </table:table-row>
        <table:table-row table:style-name="ro1">
          <table:table-cell office:value-type="string">
            <text:p><text:s text:c="3"/>MAPTILE_FROZEN_LIQUID_WALL_DET_LRUD,</text:p>
          </table:table-cell>
          <table:table-cell office:value-type="string">
            <text:p>$TILE_TYPES[</text:p>
          </table:table-cell>
          <table:table-cell office:value-type="float" office:value="458">
            <text:p>45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UD,</text:p>
          </table:table-cell>
        </table:table-row>
        <table:table-row table:style-name="ro1">
          <table:table-cell office:value-type="string">
            <text:p><text:s text:c="3"/>MAPTILE_FROZEN_LIQUID_WALL_DET_RUD,</text:p>
          </table:table-cell>
          <table:table-cell office:value-type="string">
            <text:p>$TILE_TYPES[</text:p>
          </table:table-cell>
          <table:table-cell office:value-type="float" office:value="459">
            <text:p>45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UD,</text:p>
          </table:table-cell>
        </table:table-row>
        <table:table-row table:style-name="ro1">
          <table:table-cell office:value-type="string">
            <text:p><text:s text:c="3"/>MAPTILE_FROZEN_LIQUID_WALL_DET_LRD,</text:p>
          </table:table-cell>
          <table:table-cell office:value-type="string">
            <text:p>$TILE_TYPES[</text:p>
          </table:table-cell>
          <table:table-cell office:value-type="float" office:value="460">
            <text:p>46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D,</text:p>
          </table:table-cell>
        </table:table-row>
        <table:table-row table:style-name="ro1">
          <table:table-cell office:value-type="string">
            <text:p><text:s text:c="3"/>MAPTILE_FROZEN_LIQUID_WALL_DET_LRU,</text:p>
          </table:table-cell>
          <table:table-cell office:value-type="string">
            <text:p>$TILE_TYPES[</text:p>
          </table:table-cell>
          <table:table-cell office:value-type="float" office:value="461">
            <text:p>46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U,</text:p>
          </table:table-cell>
        </table:table-row>
        <table:table-row table:style-name="ro1">
          <table:table-cell office:value-type="string">
            <text:p><text:s text:c="3"/>MAPTILE_FROZEN_LIQUID_WALL_DET_LUD,</text:p>
          </table:table-cell>
          <table:table-cell office:value-type="string">
            <text:p>$TILE_TYPES[</text:p>
          </table:table-cell>
          <table:table-cell office:value-type="float" office:value="462">
            <text:p>46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UD,</text:p>
          </table:table-cell>
        </table:table-row>
        <table:table-row table:style-name="ro1">
          <table:table-cell office:value-type="string">
            <text:p><text:s text:c="3"/>MAPTILE_FROZEN_LIQUID_WALL_DET_RD,</text:p>
          </table:table-cell>
          <table:table-cell office:value-type="string">
            <text:p>$TILE_TYPES[</text:p>
          </table:table-cell>
          <table:table-cell office:value-type="float" office:value="463">
            <text:p>46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D,</text:p>
          </table:table-cell>
        </table:table-row>
        <table:table-row table:style-name="ro1">
          <table:table-cell office:value-type="string">
            <text:p><text:s text:c="3"/>MAPTILE_FROZEN_LIQUID_WALL_DET_RU,</text:p>
          </table:table-cell>
          <table:table-cell office:value-type="string">
            <text:p>$TILE_TYPES[</text:p>
          </table:table-cell>
          <table:table-cell office:value-type="float" office:value="464">
            <text:p>46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RU,</text:p>
          </table:table-cell>
        </table:table-row>
        <table:table-row table:style-name="ro1">
          <table:table-cell office:value-type="string">
            <text:p><text:s text:c="3"/>MAPTILE_FROZEN_LIQUID_WALL_DET_LU,</text:p>
          </table:table-cell>
          <table:table-cell office:value-type="string">
            <text:p>$TILE_TYPES[</text:p>
          </table:table-cell>
          <table:table-cell office:value-type="float" office:value="465">
            <text:p>46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U,</text:p>
          </table:table-cell>
        </table:table-row>
        <table:table-row table:style-name="ro1">
          <table:table-cell office:value-type="string">
            <text:p><text:s text:c="3"/>MAPTILE_FROZEN_LIQUID_WALL_DET_LD,</text:p>
          </table:table-cell>
          <table:table-cell office:value-type="string">
            <text:p>$TILE_TYPES[</text:p>
          </table:table-cell>
          <table:table-cell office:value-type="float" office:value="466">
            <text:p>46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D,</text:p>
          </table:table-cell>
        </table:table-row>
        <table:table-row table:style-name="ro1">
          <table:table-cell office:value-type="string">
            <text:p><text:s text:c="3"/>MAPTILE_FROZEN_LIQUID_WALL_DET_UD,</text:p>
          </table:table-cell>
          <table:table-cell office:value-type="string">
            <text:p>$TILE_TYPES[</text:p>
          </table:table-cell>
          <table:table-cell office:value-type="float" office:value="467">
            <text:p>46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UD,</text:p>
          </table:table-cell>
        </table:table-row>
        <table:table-row table:style-name="ro1">
          <table:table-cell office:value-type="string">
            <text:p><text:s text:c="3"/>MAPTILE_FROZEN_LIQUID_WALL_DET_LR,</text:p>
          </table:table-cell>
          <table:table-cell office:value-type="string">
            <text:p>$TILE_TYPES[</text:p>
          </table:table-cell>
          <table:table-cell office:value-type="float" office:value="468">
            <text:p>46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unknown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FROZEN_LIQUID_WALL_DET_LR,</text:p>
          </table:table-cell>
        </table:table-row>
        <table:table-row table:style-name="ro1">
          <table:table-cell office:value-type="string">
            <text:p><text:s text:c="3"/>MAPTILE_CONSTRUCTED_FLOOR_DETAILED,</text:p>
          </table:table-cell>
          <table:table-cell office:value-type="string">
            <text:p>$TILE_TYPES[</text:p>
          </table:table-cell>
          <table:table-cell office:value-type="float" office:value="493">
            <text:p>493</text:p>
          </table:table-cell>
          <table:table-cell office:value-type="string">
            <text:p>] = [</text:p>
          </table:table-cell>
          <table:table-cell office:value-type="string">
            <text:p>FLOOR</text:p>
          </table:table-cell>
          <table:table-cell office:value-type="string">
            <text:p>,</text:p>
          </table:table-cell>
          <table:table-cell office:value-type="string">
            <text:p>constructed_floor_detailed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FLOOR_DETAILED,</text:p>
          </table:table-cell>
        </table:table-row>
        <table:table-row table:style-name="ro1">
          <table:table-cell office:value-type="string">
            <text:p><text:s text:c="3"/>MAPTILE_CONSTRUCTED_FORTIFICATION,</text:p>
          </table:table-cell>
          <table:table-cell office:value-type="string">
            <text:p>$TILE_TYPES[</text:p>
          </table:table-cell>
          <table:table-cell office:value-type="float" office:value="494">
            <text:p>494</text:p>
          </table:table-cell>
          <table:table-cell office:value-type="string">
            <text:p>] = [</text:p>
          </table:table-cell>
          <table:table-cell office:value-type="string">
            <text:p>FORTIF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FORTIFICATION,</text:p>
          </table:table-cell>
        </table:table-row>
        <table:table-row table:style-name="ro1">
          <table:table-cell office:value-type="string">
            <text:p><text:s text:c="3"/>MAPTILE_CONSTRUCTED_PILLAR,</text:p>
          </table:table-cell>
          <table:table-cell office:value-type="string">
            <text:p>$TILE_TYPES[</text:p>
          </table:table-cell>
          <table:table-cell office:value-type="float" office:value="495">
            <text:p>495</text:p>
          </table:table-cell>
          <table:table-cell office:value-type="string">
            <text:p>] = [</text:p>
          </table:table-cell>
          <table:table-cell office:value-type="string">
            <text:p>PILLAR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PILLAR,</text:p>
          </table:table-cell>
        </table:table-row>
        <table:table-row table:style-name="ro1">
          <table:table-cell office:value-type="string">
            <text:p><text:s text:c="3"/>MAPTILE_CONSTRUCTED_WALL_DET_RD2,</text:p>
          </table:table-cell>
          <table:table-cell office:value-type="string">
            <text:p>$TILE_TYPES[</text:p>
          </table:table-cell>
          <table:table-cell office:value-type="float" office:value="496">
            <text:p>49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D2,</text:p>
          </table:table-cell>
        </table:table-row>
        <table:table-row table:style-name="ro1">
          <table:table-cell office:value-type="string">
            <text:p><text:s text:c="3"/>MAPTILE_CONSTRUCTED_WALL_DET_R2D,</text:p>
          </table:table-cell>
          <table:table-cell office:value-type="string">
            <text:p>$TILE_TYPES[</text:p>
          </table:table-cell>
          <table:table-cell office:value-type="float" office:value="497">
            <text:p>49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2D,</text:p>
          </table:table-cell>
        </table:table-row>
        <table:table-row table:style-name="ro1">
          <table:table-cell office:value-type="string">
            <text:p><text:s text:c="3"/>MAPTILE_CONSTRUCTED_WALL_DET_R2U,</text:p>
          </table:table-cell>
          <table:table-cell office:value-type="string">
            <text:p>$TILE_TYPES[</text:p>
          </table:table-cell>
          <table:table-cell office:value-type="float" office:value="498">
            <text:p>49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2U,</text:p>
          </table:table-cell>
        </table:table-row>
        <table:table-row table:style-name="ro1">
          <table:table-cell office:value-type="string">
            <text:p><text:s text:c="3"/>MAPTILE_CONSTRUCTED_WALL_DET_RU2,</text:p>
          </table:table-cell>
          <table:table-cell office:value-type="string">
            <text:p>$TILE_TYPES[</text:p>
          </table:table-cell>
          <table:table-cell office:value-type="float" office:value="499">
            <text:p>49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U2,</text:p>
          </table:table-cell>
        </table:table-row>
        <table:table-row table:style-name="ro1">
          <table:table-cell office:value-type="string">
            <text:p><text:s text:c="3"/>MAPTILE_CONSTRUCTED_WALL_DET_L2U,//500</text:p>
          </table:table-cell>
          <table:table-cell office:value-type="string">
            <text:p>$TILE_TYPES[</text:p>
          </table:table-cell>
          <table:table-cell office:value-type="float" office:value="500">
            <text:p>50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2U,//500</text:p>
          </table:table-cell>
        </table:table-row>
        <table:table-row table:style-name="ro1">
          <table:table-cell office:value-type="string">
            <text:p><text:s text:c="3"/>MAPTILE_CONSTRUCTED_WALL_DET_LU2,</text:p>
          </table:table-cell>
          <table:table-cell office:value-type="string">
            <text:p>$TILE_TYPES[</text:p>
          </table:table-cell>
          <table:table-cell office:value-type="float" office:value="501">
            <text:p>50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U2,</text:p>
          </table:table-cell>
        </table:table-row>
        <table:table-row table:style-name="ro1">
          <table:table-cell office:value-type="string">
            <text:p><text:s text:c="3"/>MAPTILE_CONSTRUCTED_WALL_DET_L2D,</text:p>
          </table:table-cell>
          <table:table-cell office:value-type="string">
            <text:p>$TILE_TYPES[</text:p>
          </table:table-cell>
          <table:table-cell office:value-type="float" office:value="502">
            <text:p>50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2D,</text:p>
          </table:table-cell>
        </table:table-row>
        <table:table-row table:style-name="ro1">
          <table:table-cell office:value-type="string">
            <text:p><text:s text:c="3"/>MAPTILE_CONSTRUCTED_WALL_DET_LD2,</text:p>
          </table:table-cell>
          <table:table-cell office:value-type="string">
            <text:p>$TILE_TYPES[</text:p>
          </table:table-cell>
          <table:table-cell office:value-type="float" office:value="503">
            <text:p>50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D2,</text:p>
          </table:table-cell>
        </table:table-row>
        <table:table-row table:style-name="ro1">
          <table:table-cell office:value-type="string">
            <text:p><text:s text:c="3"/>MAPTILE_CONSTRUCTED_WALL_DET_LRUD,</text:p>
          </table:table-cell>
          <table:table-cell office:value-type="string">
            <text:p>$TILE_TYPES[</text:p>
          </table:table-cell>
          <table:table-cell office:value-type="float" office:value="504">
            <text:p>50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UD,</text:p>
          </table:table-cell>
        </table:table-row>
        <table:table-row table:style-name="ro1">
          <table:table-cell office:value-type="string">
            <text:p><text:s text:c="3"/>MAPTILE_CONSTRUCTED_WALL_DET_RUD,</text:p>
          </table:table-cell>
          <table:table-cell office:value-type="string">
            <text:p>$TILE_TYPES[</text:p>
          </table:table-cell>
          <table:table-cell office:value-type="float" office:value="505">
            <text:p>505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UD,</text:p>
          </table:table-cell>
        </table:table-row>
        <table:table-row table:style-name="ro1">
          <table:table-cell office:value-type="string">
            <text:p><text:s text:c="3"/>MAPTILE_CONSTRUCTED_WALL_DET_LRD,</text:p>
          </table:table-cell>
          <table:table-cell office:value-type="string">
            <text:p>$TILE_TYPES[</text:p>
          </table:table-cell>
          <table:table-cell office:value-type="float" office:value="506">
            <text:p>506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D,</text:p>
          </table:table-cell>
        </table:table-row>
        <table:table-row table:style-name="ro1">
          <table:table-cell office:value-type="string">
            <text:p><text:s text:c="3"/>MAPTILE_CONSTRUCTED_WALL_DET_LRU,</text:p>
          </table:table-cell>
          <table:table-cell office:value-type="string">
            <text:p>$TILE_TYPES[</text:p>
          </table:table-cell>
          <table:table-cell office:value-type="float" office:value="507">
            <text:p>507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U,</text:p>
          </table:table-cell>
        </table:table-row>
        <table:table-row table:style-name="ro1">
          <table:table-cell office:value-type="string">
            <text:p><text:s text:c="3"/>MAPTILE_CONSTRUCTED_WALL_DET_LUD,</text:p>
          </table:table-cell>
          <table:table-cell office:value-type="string">
            <text:p>$TILE_TYPES[</text:p>
          </table:table-cell>
          <table:table-cell office:value-type="float" office:value="508">
            <text:p>508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UD,</text:p>
          </table:table-cell>
        </table:table-row>
        <table:table-row table:style-name="ro1">
          <table:table-cell office:value-type="string">
            <text:p><text:s text:c="3"/>MAPTILE_CONSTRUCTED_WALL_DET_RD,</text:p>
          </table:table-cell>
          <table:table-cell office:value-type="string">
            <text:p>$TILE_TYPES[</text:p>
          </table:table-cell>
          <table:table-cell office:value-type="float" office:value="509">
            <text:p>509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D,</text:p>
          </table:table-cell>
        </table:table-row>
        <table:table-row table:style-name="ro1">
          <table:table-cell office:value-type="string">
            <text:p><text:s text:c="3"/>MAPTILE_CONSTRUCTED_WALL_DET_RU,</text:p>
          </table:table-cell>
          <table:table-cell office:value-type="string">
            <text:p>$TILE_TYPES[</text:p>
          </table:table-cell>
          <table:table-cell office:value-type="float" office:value="510">
            <text:p>510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RU,</text:p>
          </table:table-cell>
        </table:table-row>
        <table:table-row table:style-name="ro1">
          <table:table-cell office:value-type="string">
            <text:p><text:s text:c="3"/>MAPTILE_CONSTRUCTED_WALL_DET_LU,</text:p>
          </table:table-cell>
          <table:table-cell office:value-type="string">
            <text:p>$TILE_TYPES[</text:p>
          </table:table-cell>
          <table:table-cell office:value-type="float" office:value="511">
            <text:p>511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U,</text:p>
          </table:table-cell>
        </table:table-row>
        <table:table-row table:style-name="ro1">
          <table:table-cell office:value-type="string">
            <text:p><text:s text:c="3"/>MAPTILE_CONSTRUCTED_WALL_DET_LD,</text:p>
          </table:table-cell>
          <table:table-cell office:value-type="string">
            <text:p>$TILE_TYPES[</text:p>
          </table:table-cell>
          <table:table-cell office:value-type="float" office:value="512">
            <text:p>512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D,</text:p>
          </table:table-cell>
        </table:table-row>
        <table:table-row table:style-name="ro1">
          <table:table-cell office:value-type="string">
            <text:p><text:s text:c="3"/>MAPTILE_CONSTRUCTED_WALL_DET_UD,</text:p>
          </table:table-cell>
          <table:table-cell office:value-type="string">
            <text:p>$TILE_TYPES[</text:p>
          </table:table-cell>
          <table:table-cell office:value-type="float" office:value="513">
            <text:p>513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UD,</text:p>
          </table:table-cell>
        </table:table-row>
        <table:table-row table:style-name="ro1">
          <table:table-cell office:value-type="string">
            <text:p><text:s text:c="3"/>MAPTILE_CONSTRUCTED_WALL_DET_LR,</text:p>
          </table:table-cell>
          <table:table-cell office:value-type="string">
            <text:p>$TILE_TYPES[</text:p>
          </table:table-cell>
          <table:table-cell office:value-type="float" office:value="514">
            <text:p>514</text:p>
          </table:table-cell>
          <table:table-cell office:value-type="string">
            <text:p>] = [</text:p>
          </table:table-cell>
          <table:table-cell office:value-type="string">
            <text:p>WALL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CONSTRUCTED_WALL_DET_LR,</text:p>
          </table:table-cell>
        </table:table-row>
        <table:table-row table:style-name="ro1">
          <table:table-cell office:value-type="string">
            <text:p><text:s text:c="3"/>MAPTILE_STAIR_UPDOWN_CONSTRUCTED,</text:p>
          </table:table-cell>
          <table:table-cell office:value-type="string">
            <text:p>$TILE_TYPES[</text:p>
          </table:table-cell>
          <table:table-cell office:value-type="float" office:value="515">
            <text:p>515</text:p>
          </table:table-cell>
          <table:table-cell office:value-type="string">
            <text:p>] = [</text:p>
          </table:table-cell>
          <table:table-cell office:value-type="string">
            <text:p>STAIR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DOWN_CONSTRUCTED,</text:p>
          </table:table-cell>
        </table:table-row>
        <table:table-row table:style-name="ro1">
          <table:table-cell office:value-type="string">
            <text:p><text:s text:c="3"/>MAPTILE_STAIR_DOWN_CONSTRUCTED,</text:p>
          </table:table-cell>
          <table:table-cell office:value-type="string">
            <text:p>$TILE_TYPES[</text:p>
          </table:table-cell>
          <table:table-cell office:value-type="float" office:value="516">
            <text:p>516</text:p>
          </table:table-cell>
          <table:table-cell office:value-type="string">
            <text:p>] = [</text:p>
          </table:table-cell>
          <table:table-cell office:value-type="string">
            <text:p>STAIR_DOWN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DOWN_CONSTRUCTED,</text:p>
          </table:table-cell>
        </table:table-row>
        <table:table-row table:style-name="ro1">
          <table:table-cell office:value-type="string">
            <text:p><text:s text:c="3"/>MAPTILE_STAIR_UP_CONSTRUCTED,</text:p>
          </table:table-cell>
          <table:table-cell office:value-type="string">
            <text:p>$TILE_TYPES[</text:p>
          </table:table-cell>
          <table:table-cell office:value-type="float" office:value="517">
            <text:p>517</text:p>
          </table:table-cell>
          <table:table-cell office:value-type="string">
            <text:p>] = [</text:p>
          </table:table-cell>
          <table:table-cell office:value-type="string">
            <text:p>STAIR_UP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STAIR_UP_CONSTRUCTED,</text:p>
          </table:table-cell>
        </table:table-row>
        <table:table-row table:style-name="ro1">
          <table:table-cell office:value-type="string">
            <text:p><text:s text:c="3"/>MAPTILE_RAMP_CONSTRUCTED,</text:p>
          </table:table-cell>
          <table:table-cell office:value-type="string">
            <text:p>$TILE_TYPES[</text:p>
          </table:table-cell>
          <table:table-cell office:value-type="float" office:value="518">
            <text:p>518</text:p>
          </table:table-cell>
          <table:table-cell office:value-type="string">
            <text:p>] = [</text:p>
          </table:table-cell>
          <table:table-cell office:value-type="string">
            <text:p>RAMP</text:p>
          </table:table-cell>
          <table:table-cell office:value-type="string">
            <text:p>,</text:p>
          </table:table-cell>
          <table:table-cell office:value-type="string">
            <text:p>constructed_wall</text:p>
          </table:table-cell>
          <table:table-cell office:value-type="string">
            <text:p>,</text:p>
          </table:table-cell>
          <table:table-cell office:value-type="float" office:value="0.9">
            <text:p>0.9</text:p>
          </table:table-cell>
          <table:table-cell office:value-type="string">
            <text:p>];</text:p>
          </table:table-cell>
          <table:table-cell office:value-type="string">
            <text:p><text:s text:c="4"/></text:p>
          </table:table-cell>
          <table:table-cell office:value-type="string">
            <text:p>#</text:p>
          </table:table-cell>
          <table:table-cell office:value-type="string">
            <text:p><text:s text:c="3"/>MAPTILE_RAMP_CONSTRUCTED,</text:p>
          </table:table-cell>
        </table:table-row>
        <table:table-row table:style-name="ro1" table:number-rows-repeated="6524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database-ranges>
        <table:database-range table:target-range-address="Sheet1.B2:Sheet1.IT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6">10/06/2008</text:date>, <text:time>17:5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09-23T20:59:31</meta:creation-date>
    <dc:date>2008-10-06T17:56:32</dc:date>
    <meta:editing-cycles>28</meta:editing-cycles>
    <meta:editing-duration>P7DT4H25M45S</meta:editing-duration>
    <meta:user-defined meta:name="Info 1"/>
    <meta:user-defined meta:name="Info 2"/>
    <meta:user-defined meta:name="Info 3"/>
    <meta:user-defined meta:name="Info 4"/>
    <meta:document-statistic meta:table-count="3" meta:cell-count="3809"/>
  </office:meta>
</office:document-meta>
</file>